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MinionPro-It" svg:font-family="MinionPro-I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Times" svg:font-family="Times" style:font-family-generic="roman"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Таблица6" style:family="table" style:master-page-name="Титул_20_русский">
      <style:table-properties style:width="127mm" style:page-number="auto" fo:break-before="auto" fo:break-after="auto" table:align="margins" style:writing-mode="page"/>
    </style:style>
    <style:style style:name="Таблица6.A" style:family="table-column">
      <style:table-column-properties style:column-width="127mm" style:rel-column-width="65535*"/>
    </style:style>
    <style:style style:name="Таблица6.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27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3.5mm" style:rel-column-width="3600*"/>
    </style:style>
    <style:style style:name="Таблица1.1" style:family="table-row">
      <style:table-row-properties style:min-row-height="86.06mm" fo:keep-together="auto"/>
    </style:style>
    <style:style style:name="Таблица1.A1" style:family="table-cell">
      <style:table-cell-properties style:vertical-align="" fo:background-color="transparent" fo:padding-left="0mm" fo:padding-right="0mm" fo:padding-top="2.5mm" fo:padding-bottom="0mm" fo:border-left="none" fo:border-right="none" fo:border-top="0.5pt solid #000000" fo:border-bottom="none" style:writing-mode="page">
        <style:background-image/>
      </style:table-cell-properties>
    </style:style>
    <style:style style:name="Таблица7" style:family="table" style:master-page-name="Титул_20_английский">
      <style:table-properties style:width="127mm" style:page-number="auto" table:align="margins" style:writing-mode="page"/>
    </style:style>
    <style:style style:name="Таблица7.A" style:family="table-column">
      <style:table-column-properties style:column-width="127mm" style:rel-column-width="65535*"/>
    </style:style>
    <style:style style:name="Таблица7.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27mm" style:rel-width="100%" fo:break-after="page" table:align="center" fo:keep-with-next="auto" style:may-break-between-rows="true" style:writing-mode="page" table:border-model="collapsing"/>
    </style:style>
    <style:style style:name="Таблица2.A" style:family="table-column">
      <style:table-column-properties style:column-width="63.5mm" style:rel-column-width="3600*"/>
    </style:style>
    <style:style style:name="Таблица2.1" style:family="table-row">
      <style:table-row-properties style:min-row-height="86.06mm" fo:keep-together="auto"/>
    </style:style>
    <style:style style:name="Таблица2.A1" style:family="table-cell">
      <style:table-cell-properties style:vertical-align="" fo:background-color="transparent" fo:padding-left="0mm" fo:padding-right="0mm" fo:padding-top="2.5mm" fo:padding-bottom="0mm" fo:border-left="none" fo:border-right="none" fo:border-top="0.0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P2" style:family="paragraph" style:parent-style-name="Footer">
      <style:paragraph-properties fo:text-align="end" style:justify-single-word="false"/>
      <style:text-properties fo:font-size="10pt" officeooo:rsid="0076438c" officeooo:paragraph-rsid="0076438c" style:font-size-asian="10pt" style:font-size-complex="10pt"/>
    </style:style>
    <style:style style:name="P3" style:family="paragraph" style:parent-style-name="Footer">
      <style:text-properties fo:font-size="8pt" officeooo:rsid="00dbd734" officeooo:paragraph-rsid="00dbd734" style:font-size-asian="8pt" style:font-size-complex="8pt"/>
    </style:style>
    <style:style style:name="P4" style:family="paragraph" style:parent-style-name="Первая_20_страница">
      <style:text-properties officeooo:paragraph-rsid="0076438c"/>
    </style:style>
    <style:style style:name="P5"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P6"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P7" style:family="paragraph" style:parent-style-name="Первая_20_страница">
      <style:paragraph-properties fo:text-align="center" style:justify-single-word="false"/>
      <style:text-properties officeooo:rsid="0081bba0" officeooo:paragraph-rsid="0081bba0"/>
    </style:style>
    <style:style style:name="P8"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P10"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P11"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12" style:family="paragraph" style:parent-style-name="Standard">
      <style:paragraph-properties fo:margin-left="0mm" fo:margin-right="0mm" fo:margin-top="0mm" fo:margin-bottom="2.12mm" loext:contextual-spacing="false" fo:line-height="3.88mm" fo:text-indent="0mm" style:auto-text-indent="false"/>
      <style:text-properties officeooo:paragraph-rsid="0058f8b8"/>
    </style:style>
    <style:style style:name="P13" style:family="paragraph" style:parent-style-name="Standard">
      <style:paragraph-properties fo:margin-left="0mm" fo:margin-right="0mm" fo:margin-top="0mm" fo:margin-bottom="0mm" loext:contextual-spacing="false" fo:line-height="4.59mm" fo:text-align="center" style:justify-single-word="false" fo:text-indent="0mm" style:auto-text-indent="false" style:shadow="none">
        <style:tab-stops/>
      </style:paragraph-properties>
      <style:text-properties fo:font-size="11pt" fo:letter-spacing="-0.04mm" fo:language="en" fo:country="US" fo:font-weight="bold" officeooo:rsid="00881e00" officeooo:paragraph-rsid="00881e00" style:font-size-asian="11pt" style:font-weight-asian="bold" style:font-size-complex="11pt" style:font-weight-complex="bold" style:text-scale="98%"/>
    </style:style>
    <style:style style:name="P14" style:family="paragraph" style:parent-style-name="Standard" style:master-page-name="">
      <style:paragraph-properties fo:margin-left="0mm" fo:margin-right="0mm" fo:margin-top="82.55mm" fo:margin-bottom="0mm" loext:contextual-spacing="false" fo:line-height="4.59mm" fo:text-align="center" style:justify-single-word="false" fo:text-indent="0mm" style:auto-text-indent="false" style:page-number="auto" fo:break-before="page" style:shadow="none">
        <style:tab-stops/>
      </style:paragraph-properties>
      <style:text-properties fo:font-size="11pt" fo:letter-spacing="-0.04mm" fo:language="en" fo:country="US" fo:font-weight="bold" officeooo:rsid="00881e00" officeooo:paragraph-rsid="00881e00" style:font-size-asian="11pt" style:font-weight-asian="bold" style:font-size-complex="11pt" style:font-weight-complex="bold" style:text-scale="98%"/>
    </style:style>
    <style:style style:name="P15"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P16"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P17"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P18" style:family="paragraph" style:parent-style-name="Верхний_20_колонтитул_20_правая_20_страница">
      <style:paragraph-properties fo:text-align="start" style:justify-single-word="false" fo:padding="0.3mm" fo:border="none" style:writing-mode="page"/>
      <style:text-properties officeooo:rsid="0148d5fb" officeooo:paragraph-rsid="0148d5fb"/>
    </style:style>
    <style:style style:name="P19" style:family="paragraph" style:parent-style-name="Верхний_20_колонтитул_20_правая_20_страница">
      <style:paragraph-properties fo:text-align="end" style:justify-single-word="false" fo:padding="0.3mm" fo:border="none" style:writing-mode="page"/>
      <style:text-properties fo:font-style="normal" officeooo:paragraph-rsid="013b4ce1" style:font-style-asian="normal" style:font-style-complex="normal"/>
    </style:style>
    <style:style style:name="P20"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P21"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P22" style:family="paragraph" style:parent-style-name="Standard">
      <style:paragraph-properties fo:margin-top="0mm" fo:margin-bottom="4mm" loext:contextual-spacing="false" fo:line-height="100%" fo:text-align="center" style:justify-single-word="false" style:writing-mode="page"/>
      <style:text-properties fo:font-size="10.5pt" style:font-size-asian="10.5pt" style:font-size-complex="10.5pt"/>
    </style:style>
    <style:style style:name="P23" style:family="paragraph" style:parent-style-name="Standard">
      <style:paragraph-properties fo:margin-top="0mm" fo:margin-bottom="4mm" loext:contextual-spacing="false" fo:line-height="100%" fo:text-align="center" style:justify-single-word="false" style:writing-mode="page"/>
      <style:text-properties fo:font-size="10.5pt" officeooo:paragraph-rsid="0077db62" style:font-size-asian="10.5pt" style:font-size-complex="10.5pt"/>
    </style:style>
    <style:style style:name="P24" style:family="paragraph" style:parent-style-name="Standard">
      <style:paragraph-properties fo:line-height="8.47mm"/>
      <style:text-properties fo:font-weight="bold" officeooo:paragraph-rsid="0058f8b8" style:font-weight-asian="bold" style:font-weight-complex="bold"/>
    </style:style>
    <style:style style:name="P25" style:family="paragraph" style:parent-style-name="Standard">
      <style:paragraph-properties fo:line-height="150%"/>
      <style:text-properties fo:font-size="8pt" officeooo:paragraph-rsid="0058f8b8" style:font-size-asian="8pt"/>
    </style:style>
    <style:style style:name="P26" style:family="paragraph" style:parent-style-name="Standard">
      <style:text-properties fo:font-size="8pt" officeooo:paragraph-rsid="0058f8b8" style:font-size-asian="8pt"/>
    </style:style>
    <style:style style:name="P27" style:family="paragraph" style:parent-style-name="Standard">
      <style:text-properties officeooo:rsid="0081bba0" officeooo:paragraph-rsid="0081bba0"/>
    </style:style>
    <style:style style:name="P28" style:family="paragraph" style:parent-style-name="Standard">
      <style:paragraph-properties fo:line-height="100%"/>
      <style:text-properties fo:font-size="9pt" officeooo:paragraph-rsid="015b39b1" style:font-size-asian="9pt"/>
    </style:style>
    <style:style style:name="P29" style:family="paragraph" style:parent-style-name="Standard">
      <style:paragraph-properties fo:line-height="100%"/>
      <style:text-properties officeooo:paragraph-rsid="0058f8b8"/>
    </style:style>
    <style:style style:name="P30" style:family="paragraph" style:parent-style-name="Standard">
      <style:text-properties officeooo:paragraph-rsid="015b39b1"/>
    </style:style>
    <style:style style:name="P31" style:family="paragraph" style:parent-style-name="Standard">
      <style:paragraph-properties fo:margin-top="2.12mm" fo:margin-bottom="0mm" loext:contextual-spacing="false" fo:line-height="3.88mm"/>
      <style:text-properties fo:font-size="8pt" fo:font-style="italic" officeooo:paragraph-rsid="0058f8b8" style:font-size-asian="8pt" style:font-style-asian="italic" style:font-name-complex="Liberation Serif"/>
    </style:style>
    <style:style style:name="P32" style:family="paragraph" style:parent-style-name="Standard">
      <style:paragraph-properties fo:margin-top="2.12mm" fo:margin-bottom="0mm" loext:contextual-spacing="false" fo:line-height="3.88mm"/>
      <style:text-properties fo:font-size="8pt" fo:font-style="italic" officeooo:paragraph-rsid="0058f8b8" style:font-size-asian="8pt" style:font-style-asian="italic"/>
    </style:style>
    <style:style style:name="P33" style:family="paragraph" style:parent-style-name="Standard">
      <style:paragraph-properties fo:margin-top="2.12mm" fo:margin-bottom="0mm" loext:contextual-spacing="false" fo:line-height="3.88mm"/>
      <style:text-properties fo:font-size="8pt" fo:font-style="italic" officeooo:paragraph-rsid="0058f8b8" style:font-size-asian="8pt" style:font-style-asian="italic" style:font-size-complex="8pt"/>
    </style:style>
    <style:style style:name="P34" style:family="paragraph" style:parent-style-name="Standard">
      <style:paragraph-properties fo:margin-top="2.12mm" fo:margin-bottom="0mm" loext:contextual-spacing="false" fo:line-height="3.88mm"/>
      <style:text-properties fo:font-size="8pt" officeooo:paragraph-rsid="0058f8b8" style:font-size-asian="8pt"/>
    </style:style>
    <style:style style:name="P35" style:family="paragraph" style:parent-style-name="Standard">
      <style:paragraph-properties fo:margin-top="0mm" fo:margin-bottom="2.12mm" loext:contextual-spacing="false" fo:line-height="3.88mm"/>
      <style:text-properties style:font-name="Liberation Serif" fo:font-size="9pt" fo:font-style="italic" officeooo:paragraph-rsid="0058f8b8" style:font-size-asian="9pt" style:font-style-asian="italic" style:font-name-complex="Liberation Serif" style:font-size-complex="9pt"/>
    </style:style>
    <style:style style:name="P36" style:family="paragraph" style:parent-style-name="Standard">
      <style:paragraph-properties fo:margin-top="0mm" fo:margin-bottom="2.12mm" loext:contextual-spacing="false" fo:line-height="3.88mm" fo:text-align="start" style:justify-single-word="false"/>
      <style:text-properties officeooo:paragraph-rsid="0058f8b8"/>
    </style:style>
    <style:style style:name="P37" style:family="paragraph" style:parent-style-name="Информация_20_о_20_журнале">
      <loext:graphic-properties draw:fill="none"/>
      <style:paragraph-properties fo:margin-left="0mm" fo:margin-right="6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38" style:family="paragraph" style:parent-style-name="Информация_20_о_20_журнале">
      <loext:graphic-properties draw:fill="none"/>
      <style:paragraph-properties fo:margin-left="0mm" fo:margin-right="6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113638d"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39" style:family="paragraph" style:parent-style-name="Информация_20_о_20_журнале">
      <loext:graphic-properties draw:fill="none"/>
      <style:paragraph-properties fo:margin-left="0mm" fo:margin-right="6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11c6020"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40" style:family="paragraph" style:parent-style-name="Информация_20_о_20_журнале">
      <loext:graphic-properties draw:fill="none"/>
      <style:paragraph-properties fo:margin-left="0mm" fo:margin-right="6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41" style:family="paragraph" style:parent-style-name="Информация_20_о_20_журнале">
      <style:paragraph-properties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078367d"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Редколлегия">
      <style:paragraph-properties fo:text-align="center" style:justify-single-word="false"/>
    </style:style>
    <style:style style:name="P45" style:family="paragraph" style:parent-style-name="Редколлегия">
      <style:paragraph-properties fo:text-align="center" style:justify-single-word="false"/>
      <style:text-properties officeooo:paragraph-rsid="0077db62"/>
    </style:style>
    <style:style style:name="P46" style:family="paragraph" style:parent-style-name="Редколлегия">
      <style:paragraph-properties fo:line-height="3.88mm"/>
    </style:style>
    <style:style style:name="P47" style:family="paragraph" style:parent-style-name="Редколлегия">
      <style:paragraph-properties fo:line-height="3.88mm"/>
      <style:text-properties officeooo:paragraph-rsid="0113638d"/>
    </style:style>
    <style:style style:name="P48" style:family="paragraph" style:parent-style-name="Contents_20_2">
      <style:paragraph-properties>
        <style:tab-stops>
          <style:tab-stop style:position="127mm" style:type="right" style:leader-style="dotted" style:leader-text="."/>
        </style:tab-stops>
      </style:paragraph-properties>
    </style:style>
    <style:style style:name="P49" style:family="paragraph" style:parent-style-name="Contents_20_1">
      <style:paragraph-properties>
        <style:tab-stops/>
      </style:paragraph-properties>
    </style:style>
    <style:style style:name="P50" style:family="paragraph" style:parent-style-name="Contents_20_1">
      <style:paragraph-properties>
        <style:tab-stops/>
      </style:paragraph-properties>
      <style:text-properties officeooo:paragraph-rsid="017161e6"/>
    </style:style>
    <style:style style:name="P51" style:family="paragraph" style:parent-style-name="Standard">
      <style:paragraph-properties fo:margin-top="4.99mm" fo:margin-bottom="1.99mm" loext:contextual-spacing="false" fo:line-height="100%" fo:text-align="center" style:justify-single-word="false" style:writing-mode="page"/>
      <style:text-properties fo:font-size="10.5pt" fo:language="en" fo:country="US" fo:font-style="italic" fo:font-weight="bold" officeooo:paragraph-rsid="0077db62" style:font-size-asian="10.5pt" style:font-style-asian="italic" style:font-weight-asian="bold" style:font-size-complex="10.5pt" style:font-style-complex="italic" style:font-weight-complex="bold"/>
    </style:style>
    <style:style style:name="P52" style:family="paragraph" style:parent-style-name="Standard">
      <style:paragraph-properties fo:margin-top="4.99mm" fo:margin-bottom="1.99mm" loext:contextual-spacing="false" fo:line-height="100%" fo:text-align="center" style:justify-single-word="false" style:writing-mode="page"/>
      <style:text-properties fo:font-size="10.5pt" fo:font-style="italic" fo:font-weight="bold" style:font-size-asian="10.5pt" style:font-style-asian="italic" style:font-weight-asian="bold" style:font-size-complex="10.5pt" style:font-style-complex="italic" style:font-weight-complex="bold"/>
    </style:style>
    <style:style style:name="P53" style:family="paragraph" style:parent-style-name="Редколлегия">
      <style:paragraph-properties fo:margin-top="0mm" fo:margin-bottom="8.5mm" loext:contextual-spacing="false" fo:line-height="3.88mm"/>
    </style:style>
    <style:style style:name="P54" style:family="paragraph" style:parent-style-name="Contents_20_1">
      <style:paragraph-properties fo:break-before="page">
        <style:tab-stops/>
      </style:paragraph-properties>
      <style:text-properties officeooo:paragraph-rsid="00f7d3b7"/>
    </style:style>
    <style:style style:name="P55" style:family="paragraph" style:parent-style-name="Редколлегия">
      <style:paragraph-properties fo:margin-top="0mm" fo:margin-bottom="9mm" loext:contextual-spacing="false" fo:line-height="3.88mm" fo:padding="0mm" fo:border="none" style:shadow="none"/>
      <style:text-properties officeooo:paragraph-rsid="006a296e" fo:background-color="transparent" style:text-scale="97%"/>
    </style:style>
    <style:style style:name="P56" style:family="paragraph" style:parent-style-name="Информация_20_о_20_журнале">
      <loext:graphic-properties draw:fill="none"/>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scale="98%" style:text-overline-style="none" style:text-overline-color="font-color" fo:hyphenate="true" fo:hyphenation-remain-char-count="2" fo:hyphenation-push-char-count="2"/>
    </style:style>
    <style:style style:name="P57" style:family="paragraph" style:parent-style-name="Информация_20_о_20_журнале">
      <loext:graphic-properties draw:fill="none"/>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58" style:family="paragraph" style:parent-style-name="Информация_20_о_20_журнале">
      <loext:graphic-properties draw:fill="none"/>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officeooo:paragraph-rsid="00720b64"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59"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fo:hyphenate="true" fo:hyphenation-remain-char-count="2" fo:hyphenation-push-char-count="2"/>
    </style:style>
    <style:style style:name="P60"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officeooo:paragraph-rsid="0174fb51" fo:hyphenate="true" fo:hyphenation-remain-char-count="2" fo:hyphenation-push-char-count="2"/>
    </style:style>
    <style:style style:name="P61"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1pt" fo:font-weight="bold" officeooo:paragraph-rsid="017485e0" style:font-size-asian="21pt" style:font-weight-asian="bold" style:font-size-complex="21pt" style:font-weight-complex="bold"/>
    </style:style>
    <style:style style:name="P62"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paragraph-rsid="017485e0" style:font-size-asian="11pt" style:font-weight-asian="bold" style:font-size-complex="11pt" style:font-weight-complex="bold"/>
    </style:style>
    <style:style style:name="P63"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rsid="0076438c" officeooo:paragraph-rsid="0174fb51" style:font-size-asian="11pt" style:font-weight-asian="bold" style:font-size-complex="11pt" style:font-weight-complex="bold"/>
    </style:style>
    <style:style style:name="P64" style:family="paragraph" style:parent-style-name="Standard">
      <style:paragraph-properties fo:margin-top="4.5mm" fo:margin-bottom="1.99mm" loext:contextual-spacing="false" fo:line-height="100%" fo:text-align="center" style:justify-single-word="false" style:writing-mode="page"/>
      <style:text-properties fo:font-size="10.5pt" fo:font-style="italic" fo:font-weight="bold" officeooo:paragraph-rsid="006dabb6" style:font-size-asian="10.5pt" style:font-style-asian="italic" style:font-weight-asian="bold" style:font-size-complex="10.5pt" style:font-style-complex="italic" style:font-weight-complex="bold"/>
    </style:style>
    <style:style style:name="P65" style:family="paragraph" style:parent-style-name="Standard">
      <style:paragraph-properties fo:margin-top="4.5mm" fo:margin-bottom="1.99mm" loext:contextual-spacing="false" fo:line-height="100%" fo:text-align="center" style:justify-single-word="false" style:writing-mode="page"/>
      <style:text-properties fo:font-size="10.5pt" fo:language="en" fo:country="US" fo:font-style="italic" fo:font-weight="bold" officeooo:paragraph-rsid="0174fb51" style:font-size-asian="10.5pt" style:font-style-asian="italic" style:font-weight-asian="bold" style:font-size-complex="10.5pt" style:font-style-complex="italic" style:font-weight-complex="bold"/>
    </style:style>
    <style:style style:name="P66" style:family="paragraph" style:parent-style-name="Standard">
      <loext:graphic-properties draw:fill-image-width="0mm" draw:fill-image-height="0mm"/>
      <style:paragraph-properties fo:margin-top="2.5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03c259a" officeooo:paragraph-rsid="017485e0"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Standard">
      <loext:graphic-properties draw:fill-image-width="0mm" draw:fill-image-height="0mm"/>
      <style:paragraph-properties fo:margin-top="2.5mm" fo:margin-bottom="1.5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 fo:font-size="12pt" fo:language="en" fo:country="US" fo:font-style="normal" fo:text-shadow="none" style:text-underline-style="none" fo:font-weight="bold" officeooo:rsid="003c259a" officeooo:paragraph-rsid="0174fb51" style:font-size-asian="12pt" style:font-style-asian="normal" style:font-weight-asian="bold" style:font-size-complex="11pt" style:font-style-complex="normal" style:font-weight-complex="bold" style:text-overline-style="none" style:text-overline-color="font-color"/>
    </style:style>
    <style:style style:name="P68" style:family="paragraph" style:parent-style-name="Standard">
      <style:paragraph-properties fo:margin-top="3mm" fo:margin-bottom="1.01mm" loext:contextual-spacing="false" fo:line-height="100%" fo:text-align="center" style:justify-single-word="false" style:writing-mode="page"/>
      <style:text-properties fo:font-size="10.5pt" fo:font-style="italic" fo:font-weight="bold" style:font-size-asian="10.5pt" style:font-style-asian="italic" style:font-weight-asian="bold" style:font-size-complex="10.5pt" style:font-style-complex="italic" style:font-weight-complex="bold"/>
    </style:style>
    <style:style style:name="P69" style:family="paragraph" style:parent-style-name="Standard">
      <style:paragraph-properties fo:margin-top="3mm" fo:margin-bottom="1.01mm" loext:contextual-spacing="false" fo:line-height="100%" fo:text-align="center" style:justify-single-word="false" style:writing-mode="page"/>
      <style:text-properties fo:font-size="10.5pt" fo:language="en" fo:country="US" fo:font-style="italic" fo:font-weight="bold" officeooo:paragraph-rsid="017485e0" style:font-size-asian="10.5pt" style:language-asian="en" style:country-asian="US" style:font-style-asian="italic" style:font-weight-asian="bold" style:font-size-complex="10.5pt" style:font-style-complex="italic" style:font-weight-complex="bold"/>
    </style:style>
    <style:style style:name="P70" style:family="paragraph" style:parent-style-name="Standard" style:master-page-name="Титул_20_английский">
      <loext:graphic-properties draw:fill-image-width="0mm" draw:fill-image-height="0mm"/>
      <style:paragraph-properties fo:margin-top="1.99mm" fo:margin-bottom="0mm" loext:contextual-spacing="false" fo:line-height="100%" fo:text-align="center" style:justify-single-word="false" style:page-number="auto" fo:padding="0mm" fo:border="none" style:shadow="none" style:writing-mode="page"/>
      <style:text-properties fo:font-size="21pt" fo:font-weight="bold" officeooo:rsid="0076438c" officeooo:paragraph-rsid="0174fb51" style:font-size-asian="21pt" style:font-weight-asian="bold" style:font-size-complex="21pt" style:font-weight-complex="bold"/>
    </style:style>
    <style:style style:name="P71" style:family="paragraph" style:parent-style-name="Standard" style:master-page-name="Выпускная_20_страница">
      <style:paragraph-properties fo:margin-left="0mm" fo:margin-right="0mm" fo:line-height="8.47mm" fo:text-indent="0mm" style:auto-text-indent="false" style:page-number="auto" fo:break-before="page"/>
      <style:text-properties fo:font-size="9pt" officeooo:paragraph-rsid="0058f8b8" style:font-size-asian="9pt" style:font-size-complex="9pt"/>
    </style:style>
    <style:style style:name="P72" style:family="paragraph" style:parent-style-name="Standard" style:master-page-name="Выпускная_20_страница">
      <style:paragraph-properties fo:margin-top="0mm" fo:margin-bottom="3mm" loext:contextual-spacing="false" fo:text-align="center" style:justify-single-word="false" style:page-number="auto" fo:break-before="page"/>
      <style:text-properties fo:font-size="12pt" fo:font-weight="bold" style:font-size-asian="12pt" style:font-weight-asian="bold" style:font-size-complex="12pt" style:font-weight-complex="bold"/>
    </style:style>
    <style:style style:name="P73" style:family="paragraph" style:parent-style-name="Text_20_body" style:master-page-name="Первая_20_страница_20_статьи">
      <style:paragraph-properties fo:margin-left="0mm" fo:margin-right="0mm" fo:text-indent="0mm" style:auto-text-indent="false" style:page-number="auto" fo:break-before="page"/>
      <style:text-properties officeooo:paragraph-rsid="01548d99"/>
    </style:style>
    <style:style style:name="P74" style:family="paragraph" style:parent-style-name="Text_20_body" style:list-style-name="List_20_1"/>
    <style:style style:name="P75" style:family="paragraph" style:parent-style-name="Text_20_body" style:list-style-name="List_20_1">
      <style:paragraph-properties fo:break-before="pag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81bba0" style:font-style-asian="normal"/>
    </style:style>
    <style:style style:name="T4" style:family="text">
      <style:text-properties officeooo:rsid="009c3fa3"/>
    </style:style>
    <style:style style:name="T5" style:family="text">
      <style:text-properties officeooo:rsid="009f4cf9"/>
    </style:style>
    <style:style style:name="T6" style:family="text">
      <style:text-properties fo:language="en" fo:country="US"/>
    </style:style>
    <style:style style:name="T7" style:family="text">
      <style:text-properties fo:language="en" fo:country="US" fo:font-style="normal" style:font-style-asian="normal"/>
    </style:style>
    <style:style style:name="T8" style:family="text">
      <style:text-properties fo:language="en" fo:country="US" fo:font-style="normal" officeooo:rsid="0081bba0" style:font-style-asian="normal"/>
    </style:style>
    <style:style style:name="T9" style:family="text">
      <style:text-properties fo:language="en" fo:country="US" fo:font-style="normal" style:font-style-asian="normal" style:font-style-complex="normal"/>
    </style:style>
    <style:style style:name="T10" style:family="text">
      <style:text-properties fo:language="en" fo:country="US" fo:font-weight="bold" fo:background-color="transparent" loext:char-shading-value="0" style:font-weight-asian="bold" style:font-weight-complex="bold"/>
    </style:style>
    <style:style style:name="T11" style:family="text">
      <style:text-properties fo:language="en" fo:country="US" fo:font-style="italic" style:font-style-asian="italic" style:font-style-complex="italic"/>
    </style:style>
    <style:style style:name="T12" style:family="text">
      <style:text-properties officeooo:rsid="014bef49"/>
    </style:style>
    <style:style style:name="T13" style:family="text">
      <style:text-properties officeooo:rsid="014de9c1"/>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officeooo:rsid="01239426"/>
    </style:style>
    <style:style style:name="T17" style:family="text">
      <style:text-properties fo:font-weight="bold" style:font-weight-asian="bold" style:font-weight-complex="bold"/>
    </style:style>
    <style:style style:name="T18" style:family="text">
      <style:text-properties fo:font-size="9pt" fo:language="en" fo:country="US" style:font-size-asian="9pt"/>
    </style:style>
    <style:style style:name="T19" style:family="text">
      <style:text-properties fo:font-size="9pt" fo:language="en" fo:country="US" style:font-size-asian="9pt" style:font-size-complex="9pt"/>
    </style:style>
    <style:style style:name="T20" style:family="text">
      <style:text-properties fo:font-size="9pt" fo:language="en" fo:country="US" fo:font-weight="bold" style:font-size-asian="9pt" style:font-weight-asian="bold" style:font-size-complex="9pt"/>
    </style:style>
    <style:style style:name="T21" style:family="text">
      <style:text-properties fo:font-size="9pt" fo:language="en" fo:country="US" fo:font-style="italic" style:font-size-asian="9pt" style:font-style-asian="italic" style:font-size-complex="9pt"/>
    </style:style>
    <style:style style:name="T22" style:family="text">
      <style:text-properties fo:font-size="9pt" style:font-size-asian="9pt"/>
    </style:style>
    <style:style style:name="T23" style:family="text">
      <style:text-properties fo:font-size="9pt" fo:font-style="italic" style:font-size-asian="9pt" style:font-style-asian="italic"/>
    </style:style>
    <style:style style:name="T24" style:family="text">
      <style:text-properties fo:font-size="9pt" fo:font-style="italic" style:font-size-asian="9pt" style:font-style-asian="italic" style:font-size-complex="9pt"/>
    </style:style>
    <style:style style:name="T25" style:family="text">
      <style:text-properties fo:font-size="9pt" fo:language="en" fo:country="none" style:font-size-asian="9pt" style:font-size-complex="9pt"/>
    </style:style>
    <style:style style:name="T26" style:family="text">
      <style:text-properties fo:font-size="9pt" fo:language="en" fo:country="none" fo:font-style="italic" style:font-size-asian="9pt" style:font-style-asian="italic" style:font-size-complex="9pt"/>
    </style:style>
    <style:style style:name="T27" style:family="text">
      <style:text-properties fo:font-size="9pt" fo:language="en" fo:country="none" fo:font-style="normal" style:font-size-asian="9pt" style:font-style-asian="normal" style:font-size-complex="9pt" style:font-style-complex="italic"/>
    </style:style>
    <style:style style:name="T28" style:family="text">
      <style:text-properties fo:font-size="9pt" fo:language="de" fo:country="DE" fo:font-weight="bold" style:font-size-asian="9pt" style:font-weight-asian="bold" style:font-size-complex="9pt"/>
    </style:style>
    <style:style style:name="T29" style:family="text">
      <style:text-properties fo:font-size="9pt" fo:language="de" fo:country="DE" fo:font-weight="bold" style:font-name-asian="MinionPro-It" style:font-size-asian="9pt" style:font-weight-asian="bold" style:font-size-complex="9pt"/>
    </style:style>
    <style:style style:name="T30" style:family="text">
      <style:text-properties fo:font-size="9pt" fo:language="de" fo:country="DE" style:font-size-asian="9pt" style:font-size-complex="9pt"/>
    </style:style>
    <style:style style:name="T31" style:family="text">
      <style:text-properties fo:font-size="9pt" fo:language="de" fo:country="DE" style:font-name-asian="MinionPro-It" style:font-size-asian="9pt" style:font-size-complex="9pt"/>
    </style:style>
    <style:style style:name="T32" style:family="text">
      <style:text-properties style:font-name="Liberation Serif" fo:font-size="8pt" style:font-size-asian="8pt" style:font-name-complex="Liberation Serif"/>
    </style:style>
    <style:style style:name="T33" style:family="text">
      <style:text-properties style:font-name="Liberation Serif" fo:font-size="9pt" fo:font-style="italic" style:font-size-asian="9pt" style:font-style-asian="italic" style:font-name-complex="Liberation Serif" style:font-size-complex="9pt"/>
    </style:style>
    <style:style style:name="T34" style:family="text">
      <style:text-properties style:font-name="Liberation Serif" style:font-name-complex="Liberation Serif"/>
    </style:style>
    <style:style style:name="T35" style:family="text">
      <style:text-properties style:font-name="Liberation Serif" fo:language="en" fo:country="US" fo:font-weight="bold" style:font-weight-asian="bold" style:font-name-complex="Liberation Serif" style:font-weight-complex="bold"/>
    </style:style>
    <style:style style:name="T36" style:family="text">
      <style:text-properties style:font-name="Liberation Serif" fo:font-weight="bold" style:font-weight-asian="bold" style:font-name-complex="Liberation Serif" style:font-weight-complex="bold"/>
    </style:style>
    <style:style style:name="T37" style:family="text">
      <style:text-properties style:font-name="Liberation Serif" fo:font-weight="bold" officeooo:rsid="015b39b1" style:font-weight-asian="bold" style:font-name-complex="Liberation Serif" style:font-weight-complex="bold"/>
    </style:style>
    <style:style style:name="T38" style:family="text">
      <style:text-properties fo:font-size="8pt" style:font-size-asian="8pt"/>
    </style:style>
    <style:style style:name="T39" style:family="text">
      <style:text-properties fo:font-size="8pt" style:font-size-asian="8pt" style:font-size-complex="8pt"/>
    </style:style>
    <style:style style:name="T40" style:family="text">
      <style:text-properties fo:font-size="8pt" officeooo:rsid="015b39b1" style:font-size-asian="8pt"/>
    </style:style>
    <style:style style:name="T41" style:family="text">
      <style:text-properties fo:font-size="8pt" fo:language="en" fo:country="US" style:font-size-asian="8pt"/>
    </style:style>
    <style:style style:name="T42" style:family="text">
      <style:text-properties fo:font-size="8pt" fo:font-style="normal" style:font-size-asian="8pt" style:font-style-asian="normal" style:font-style-complex="normal"/>
    </style:style>
    <style:style style:name="T43" style:family="text">
      <style:text-properties fo:language="en" fo:country="none"/>
    </style:style>
    <style:style style:name="T44" style:family="text">
      <style:text-properties fo:language="en" fo:country="none" fo:font-weight="bold" fo:background-color="transparent" loext:char-shading-value="0" style:font-weight-asian="bold" style:font-weight-complex="bold"/>
    </style:style>
    <style:style style:name="T45" style:family="text">
      <style:text-properties fo:language="en" fo:country="none" fo:font-style="italic" fo:background-color="transparent" loext:char-shading-value="0" style:font-style-asian="italic"/>
    </style:style>
    <style:style style:name="T46" style:family="text">
      <style:text-properties fo:language="en" fo:country="none" fo:font-style="normal" fo:background-color="transparent" loext:char-shading-value="0" style:font-style-asian="normal" style:font-style-complex="normal"/>
    </style:style>
    <style:style style:name="T47" style:family="text">
      <style:text-properties fo:language="en" fo:country="none" fo:background-color="transparent" loext:char-shading-value="0"/>
    </style:style>
    <style:style style:name="T48" style:family="text">
      <style:text-properties fo:language="fr" fo:country="FR" fo:font-style="normal" fo:background-color="transparent" loext:char-shading-value="0" style:font-style-asian="normal" style:font-style-complex="normal"/>
    </style:style>
    <style:style style:name="T49" style:family="text">
      <style:text-properties style:use-window-font-color="true" fo:language="en" fo:country="US" fo:font-style="normal" style:text-underline-style="none" style:font-style-asian="normal" style:font-style-complex="normal"/>
    </style:style>
    <style:style style:name="T50" style:family="text">
      <style:text-properties style:use-window-font-color="true" style:text-outline="false" style:text-line-through-style="none" style:text-line-through-type="none" style:font-name="Liberation Serif1"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T51" style:family="text">
      <style:text-properties style:use-window-font-color="true" style:text-outline="false" style:text-line-through-style="none" style:text-line-through-type="none" style:font-name="Liberation Serif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T52" style:family="text">
      <style:text-properties fo:font-size="10.5pt" style:font-size-asian="10.5pt" style:font-size-complex="10.5pt"/>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font-size="10.5pt" fo:font-style="italic" style:font-size-asian="10.5pt" style:font-style-asian="italic" style:font-size-complex="10.5pt" style:font-style-complex="italic"/>
    </style:style>
    <style:style style:name="T55" style:family="text">
      <style:text-properties fo:font-size="10.5pt" fo:language="en" fo:country="US" style:font-size-asian="10.5pt" style:font-size-complex="10.5pt"/>
    </style:style>
    <style:style style:name="T56"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57" style:family="text">
      <style:text-properties style:text-scale="96%"/>
    </style:style>
    <style:style style:name="T58" style:family="text">
      <style:text-properties style:text-scale="99%"/>
    </style:style>
    <style:style style:name="T59" style:family="text">
      <style:text-properties officeooo:rsid="01141d50"/>
    </style:style>
    <style:style style:name="T60" style:family="text">
      <style:text-properties style:font-name="Liberation Serif5" officeooo:rsid="011c6020" style:font-name-asian="Liberation Serif5" style:font-name-complex="Liberation Serif5"/>
    </style:style>
    <style:style style:name="T61" style:family="text">
      <style:text-properties style:font-name="Liberation Serif5" fo:language="en" fo:country="US" officeooo:rsid="011c6020" style:font-name-asian="Liberation Serif5" style:font-name-complex="Liberation Serif5"/>
    </style:style>
    <style:style style:name="T62" style:family="text">
      <style:text-properties officeooo:rsid="015b39b1"/>
    </style:style>
    <style:style style:name="T63" style:family="text">
      <style:text-properties officeooo:rsid="017d0869"/>
    </style:style>
    <style:style style:name="Sect1" style:family="section">
      <style:section-properties style:editable="false">
        <style:columns fo:column-count="1" fo:column-gap="0mm"/>
      </style:section-properties>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 text:name="year"/>
        <text:user-field-decl office:value-type="string" office:string-value="2" text:name="volume"/>
        <text:user-field-decl office:value-type="string" office:string-value="1" text:name="number"/>
      </text:user-field-decls>
      <table:table table:name="Таблица6" table:style-name="Таблица6">
        <table:table-column table:style-name="Таблица6.A"/>
        <table:table-row>
          <table:table-cell table:style-name="Таблица6.A1" office:value-type="string">
            <text:p xml:id="id3513417947" text:style-name="P61">ФИЛОСОФСКИЙ ЖУРНАЛ</text:p>
            <text:p text:style-name="P62">Научно-теоретический журнал</text:p>
            <text:p text:style-name="P66"><text:user-field-get text:name="year">2019</text:user-field-get>. Т<text:span text:style-name="T62">ом </text:span><text:span text:style-name="T62"><text:page-variable-get/></text:span><text:span text:style-name="T62"><text:user-field-get text:name="volume">2</text:user-field-get></text:span>. <text:span text:style-name="T62">Номер</text:span> <text:user-field-get text:name="number">1</text:user-field-get></text:p>
          </table:table-cell>
        </table:table-row>
      </table:table>
      <text:p text:style-name="P68">Главный редактор</text:p>
      <text:p text:style-name="P22">А.В. Смирнов<text:span text:style-name="T14"> </text:span>(Москва)</text:p>
      <text:p text:style-name="P44"><text:span text:style-name="T14">Зам. главного редактора</text:span> Н.Н. Сосна (Москва)</text:p>
      <text:p text:style-name="P44"><text:span text:style-name="T14">Ответственный секретарь</text:span> Ю.Г. Россиус (Москва)<text:line-break/><text:span text:style-name="T14">Редактор</text:span> М.В. Егорочкин (Москва)</text:p>
      <text:p text:style-name="P64">Редакционная коллегия</text:p>
      <text:p text:style-name="P47">Р.Г. Апресян (Москва), В.В. Васильев (Москва), Лоренцо Винчигуэрра (Амьен), С.В. Девяткин (Новгород), А.А. Кара-Мурза (Москва), И.Т. Касавин (Москва), <text:span text:style-name="T57">Н.И. Лапин (Москва), В.А. Лекторский (Москва), Ханс Ленк (Карлсруэ), В.И. Маркин</text:span> (Москва), В.Г. Федотова (Москва), Чжан Байчунь (Пекин)</text:p>
      <text:p text:style-name="P52">Редакционный совет</text:p>
      <text:p text:style-name="P55">А.А. Гусейнов (Москва), Эвандро Агацци (Генуя), В.И. Аршинов (Москва), В.Д. Губин (Москва), И.Р. Мамед-заде (Баку), А.С. Манасян (Ереван), В.В. Миронов (Москва), Н.В. Мотрошилова (Москва), С.А. Никольский (Москва), Том Рокмор (Питтсбург), Ю.В. Синеокая (Москва), В.С. Степин (Москва), М.М. Федорова (Москва), В.В. Целищев (Новосибирск), А.В. Черняев (Москва), Б.Г. Юдин (Москва), А.Ф. Яковлева (Москва)</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37"><text:span text:style-name="T17">Учредитель:</text:span> Федеральное государственное бюджетное учреждение науки Институт философии Российской академии наук</text:p>
            <text:p text:style-name="P37"><text:span text:style-name="T17">Периодичность:</text:span> 4 раза в год. Выходит с 2008 г.</text:p>
            <text:p text:style-name="P38"><text:span text:style-name="T17">Журнал зарегистрирован</text:span> <text:span text:style-name="T58">Федеральной службой по надзору в сфере связи, информационных технологий и массовых коммуникаций (Роскомнадзор). Свидетельство о регистрации СМИ: ПИ № ФС77-61227 от 03 апреля 2015 г. </text:span></text:p>
            <text:p text:style-name="P40"><text:span text:style-name="T17">Журнал включен</text:span> в Перечень рецензируемых научных изданий ВАК (группы научных специальностей «09.00.00 – философские науки» и «23.00.00 – политология»); в Российский индекс научного цитирования (РИНЦ); в Ulrich<text:span text:style-name="T60">’</text:span>s Periodicals Directory; в Russian Science Citation Index (RSCI) на платформе Web of Science</text:p>
          </table:table-cell>
          <table:table-cell table:style-name="Таблица1.A1" office:value-type="string">
            <text:p text:style-name="P41"><text:span text:style-name="T17">Подписной индекс</text:span> Объединенного каталога «Пресса России» – 41951</text:p>
            <text:p text:style-name="P56">Полное или частичное воспроизведение материалов, опубликованных в «Философском журнале», допускается только с разрешения редакции. Ответственность за достоверность сведений, приведенных в опубликованных материалах, несут авторы статей</text:p>
            <text:p text:style-name="P57">Публикуемые материалы прошли процедуру рецензирования и экспертного отбора.</text:p>
            <text:p text:style-name="P58"><text:span text:style-name="T17">Адрес редакции:</text:span> 109240, г. Москва, ул. Гончарная, д.12, стр.1</text:p>
            <text:p text:style-name="P59"><text:span text:style-name="T17">Тел.: </text:span>+7 (495) 697-66-01</text:p>
            <text:p text:style-name="P60"><text:span text:style-name="T50">E-mail:</text:span><text:span text:style-name="T51"> </text:span><text:a xlink:type="simple" xlink:href="mailto:philosjournal@iph.ras.ru" text:style-name="Internet_20_link" text:visited-style-name="Visited_20_Internet_20_Link">philosjournal@iph.ras.ru</text:a></text:p>
            <text:p text:style-name="P60"><text:span text:style-name="T17">Сайт:</text:span> http<text:span text:style-name="T63">s</text:span>://<text:span text:style-name="T63">pj.iph.ras.ru</text:span></text:p>
          </table:table-cell>
        </table:table-row>
      </table:table>
      <table:table table:name="Таблица7" table:style-name="Таблица7">
        <table:table-column table:style-name="Таблица7.A"/>
        <table:table-row>
          <table:table-cell table:style-name="Таблица7.A1" office:value-type="string">
            <text:p text:style-name="P70">THE PHILOSOPHY JOURNAL</text:p>
            <text:p text:style-name="P63">(FILOSOFSKII ZHURNAL)</text:p>
            <text:p text:style-name="P67"><text:user-field-get text:name="year">2019</text:user-field-get>. Vol<text:span text:style-name="T62">ume </text:span><text:span text:style-name="T62"><text:user-field-get text:name="volume">2</text:user-field-get></text:span>. N<text:span text:style-name="T62">umber</text:span> <text:user-field-get text:name="number">1</text:user-field-get></text:p>
          </table:table-cell>
        </table:table-row>
      </table:table>
      <text:p text:style-name="P69">Editor-in-Chief</text:p>
      <text:p text:style-name="P23"><text:span text:style-name="T6">Andrey Smirnov</text:span><text:span text:style-name="T43"> (Moscow)</text:span></text:p>
      <text:p text:style-name="P45"><text:span text:style-name="T11">Deputy Editor-in-Chief</text:span><text:span text:style-name="T6"> <text:s/>Nina Sosna </text:span><text:span text:style-name="T47">(Moscow)</text:span></text:p>
      <text:p text:style-name="P45"><text:span text:style-name="Emphasis"><text:span text:style-name="T11">Executive </text:span></text:span><text:span text:style-name="T11">Editor</text:span><text:span text:style-name="Emphasis"><text:span text:style-name="T9"> Julia Rossius </text:span></text:span><text:span text:style-name="T47">(Moscow)</text:span><text:line-break/><text:span text:style-name="T11">Editor</text:span><text:span text:style-name="T6"> Mikhail Egorochkin </text:span><text:span text:style-name="T47">(Moscow)</text:span></text:p>
      <text:p text:style-name="P65">Editorial Board</text:p>
      <text:p text:style-name="P46"><text:span text:style-name="T9">Ruben Apressyan</text:span><text:span text:style-name="T46"> (Moscow), Vadim Vasilyev (Moscow</text:span><text:span text:style-name="T9">), Lorenzo Vinciguerra (</text:span><text:span text:style-name="T48">Amiens</text:span><text:span text:style-name="T9">), Sergey Devyatkin (</text:span><text:span text:style-name="T46">Novgorod</text:span><text:span text:style-name="T9">), </text:span><text:span text:style-name="Internet_20_link"><text:span text:style-name="T49">Alexey Kara-Murza</text:span></text:span><text:span text:style-name="T9"> (</text:span><text:span text:style-name="T46">Moscow</text:span><text:span text:style-name="T9">), </text:span><text:span text:style-name="Emphasis"><text:span text:style-name="T9">Ilya Kasavin</text:span></text:span><text:span text:style-name="T9"> (</text:span><text:span text:style-name="T46">Moscow</text:span><text:span text:style-name="T9">), </text:span><text:span text:style-name="Emphasis"><text:span text:style-name="T9">Nikolay Lapin</text:span></text:span><text:span text:style-name="T9"> (</text:span><text:span text:style-name="T46">Moscow</text:span><text:span text:style-name="T9">), </text:span><text:span text:style-name="Emphasis"><text:span text:style-name="T9">Vladislav Lektorsky</text:span></text:span><text:span text:style-name="T9"> (</text:span><text:span text:style-name="T46">Moscow</text:span><text:span text:style-name="T9">), Hans Lenk (Karlsruhe), </text:span><text:span text:style-name="Emphasis"><text:span text:style-name="T9">Vladimir Markin</text:span></text:span><text:span text:style-name="T9"> (</text:span><text:span text:style-name="T46">Moscow</text:span><text:span text:style-name="T9">), Valentina Fedotova (</text:span><text:span text:style-name="T46">Moscow</text:span><text:span text:style-name="T9">), Zhang Baichun (Beijing)</text:span></text:p>
      <text:p text:style-name="P51">Advisory Committee</text:p>
      <text:p text:style-name="P53">Abdusalam Guseinov (Moscow), Evandro Agazzi (Genoa), Vladimir Arshinov (Moscow), Valery Gubin (Moscow), Ilham Mammad-zadeh (Baku), Aleksandr Manasyan (Yerevan),Vladimir Mironov (Moscow), Nelia Motroshilova (Moscow), Sergey Nikolsky (Moscow), Tom Rockmore (Pittsburg), Julia Sineokaya (Moscow), Vyacheslav Stepin (Moscow), Maria Fedorova (Moscow), Vitaly Tselitschev (Novosibirsk), Anatoly Chernyaev (Moscow), Boris Yudin (Moscow), Aleksandra Yakovleva (Moscow)</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37"><text:span text:style-name="T20">Publisher:</text:span><text:span text:style-name="T19"> Institute of Philosophy, Russian Academy of Sciences </text:span></text:p>
            <text:p text:style-name="P37"><text:span text:style-name="T10">F</text:span><text:span text:style-name="T44">requency</text:span><text:span text:style-name="T19">: 4 times per year</text:span></text:p>
            <text:p text:style-name="P37"><text:span text:style-name="T17">First issue:</text:span> November 2008 </text:p>
            <text:p text:style-name="P37"><text:span text:style-name="T20">The journal is registered</text:span><text:span text:style-name="T19"> with the Federal Service for Supervision of Communications, Information Technology, and Mass Media (Roskomnadzor). The Mass Media Registration Certificate No. FS77-61227 on April 3, 2015</text:span></text:p>
            <text:p text:style-name="P39"><text:span text:style-name="T20">The journal is included</text:span><text:span text:style-name="T19"> in the list of peer-reviewed scientific editions acknowledged by the Higher Attestation Commission of the Ministry of Education and Science of the Russian Federation; in the Ulrich</text:span><text:span text:style-name="T61">’</text:span><text:span text:style-name="T19">s Periodicals Directory; <text:s/>in the Russian Science Citation Index (Web of Science) </text:span></text:p>
          </table:table-cell>
          <table:table-cell table:style-name="Таблица2.A1" office:value-type="string">
            <text:p text:style-name="P41"><text:span text:style-name="T20">Subscription index</text:span><text:span text:style-name="T19"> in the United Catalogue </text:span><text:span text:style-name="T21">The Russian Press</text:span><text:span text:style-name="T19"> is 41951 </text:span></text:p>
            <text:p text:style-name="P41"><text:span text:style-name="T47">Full or partial reproduction</text:span><text:span text:style-name="T25"> </text:span><text:span text:style-name="T47">of the materials published</text:span><text:span text:style-name="T25"> </text:span><text:span text:style-name="T47">in the </text:span><text:span text:style-name="T45">Philosophy</text:span><text:span text:style-name="T26"> Journal</text:span><text:span text:style-name="T25"> </text:span><text:span text:style-name="T47">is allowed only with the permission of</text:span><text:span text:style-name="T25"> </text:span><text:span text:style-name="T47">the publisher.</text:span><text:span text:style-name="T25"> </text:span><text:span text:style-name="T47">No responsibility is accepted for the </text:span><text:span text:style-name="Emphasis"><text:span text:style-name="T27">accuracy</text:span></text:span><text:span text:style-name="T47"> of </text:span><text:span text:style-name="Emphasis"><text:span text:style-name="T27">information contained</text:span></text:span><text:span text:style-name="T47"> in the published articles. </text:span></text:p>
            <text:p text:style-name="P41"><text:span text:style-name="T47">All materials published in the </text:span><text:span text:style-name="T45">Philosophy Journal</text:span><text:span text:style-name="T47"> undergo peer review process.</text:span></text:p>
            <text:p text:style-name="P41"><text:span text:style-name="T20">Editorial address: </text:span><text:span text:style-name="T19">12/1 Goncharnaya Str., Moscow 109240, Russian Federation</text:span></text:p>
            <text:p text:style-name="P43"><text:span text:style-name="T28">Tel.: </text:span><text:span text:style-name="T30">+7 (495) 697-66-01</text:span></text:p>
            <text:p text:style-name="P43"><text:span text:style-name="T29">E-mail:</text:span><text:span text:style-name="T31"> </text:span><text:span text:style-name="T30">philosjournal@iph.ras.ru</text:span></text:p>
            <text:p text:style-name="P42"><text:span text:style-name="T20">Website:</text:span><text:span text:style-name="T19"> http://iph.ras.ru/ph_j.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Логика и философия</text:p>
          <text:p text:style-name="P48"><text:a xlink:type="simple" xlink:href="#__RefHeading___Toc17950_187483573" text:style-name="Index_20_Link" text:visited-style-name="Index_20_Link"><text:span text:style-name="T15">А.С.</text:span></text:a><text:a xlink:type="simple" xlink:href="#__RefHeading___Toc17950_187483573" text:style-name="Index_20_Link" text:visited-style-name="Index_20_Link"><text:span text:style-name="T15"> </text:span></text:a><text:a xlink:type="simple" xlink:href="#__RefHeading___Toc17950_187483573" text:style-name="Index_20_Link" text:visited-style-name="Index_20_Link"><text:span text:style-name="T15">Карпенко</text:span></text:a><text:a xlink:type="simple" xlink:href="#__RefHeading___Toc17950_187483573" text:style-name="Index_20_Link" text:visited-style-name="Index_20_Link"> Сверхреализм Часть I: От мыслимого к возможному<text:tab/>5</text:a></text:p>
          <text:p text:style-name="P49">Анатомия философии: как работает текст</text:p>
          <text:p text:style-name="P48"><text:a xlink:type="simple" xlink:href="#__RefHeading___Toc17952_187483573" text:style-name="Index_20_Link" text:visited-style-name="Index_20_Link"><text:span text:style-name="T15">И.И. Блауберг</text:span></text:a><text:a xlink:type="simple" xlink:href="#__RefHeading___Toc17952_187483573" text:style-name="Index_20_Link" text:visited-style-name="Index_20_Link"> «Философская интуиция» А. Бергсона – <text:line-break/>размышления о сущности философского творчества<text:tab/>24</text:a></text:p>
          <text:p text:style-name="P48"><text:a xlink:type="simple" xlink:href="#__RefHeading___Toc17954_187483573" text:style-name="Index_20_Link" text:visited-style-name="Index_20_Link"><text:span text:style-name="T15">В.Г.</text:span></text:a><text:a xlink:type="simple" xlink:href="#__RefHeading___Toc17954_187483573" text:style-name="Index_20_Link" text:visited-style-name="Index_20_Link"><text:span text:style-name="T15"> </text:span></text:a><text:a xlink:type="simple" xlink:href="#__RefHeading___Toc17954_187483573" text:style-name="Index_20_Link" text:visited-style-name="Index_20_Link"><text:span text:style-name="T15">Лысенко</text:span></text:a><text:a xlink:type="simple" xlink:href="#__RefHeading___Toc17954_187483573" text:style-name="Index_20_Link" text:visited-style-name="Index_20_Link"> Категории языка и категории мышления в индийском<text:line-break/> философском тексте (Прашастапада «Собрание характеристик категорий»)<text:tab/>3</text:a><text:span text:style-name="T16">8</text:span></text:p>
          <text:p text:style-name="P48"><text:a xlink:type="simple" xlink:href="#__RefHeading___Toc18056_187483573" text:style-name="Index_20_Link" text:visited-style-name="Index_20_Link"><text:span text:style-name="T15">А</text:span></text:a><text:a xlink:type="simple" xlink:href="#__RefHeading___Toc18056_187483573" text:style-name="Index_20_Link" text:visited-style-name="Index_20_Link"><text:span text:style-name="T15">.</text:span></text:a><text:a xlink:type="simple" xlink:href="#__RefHeading___Toc18056_187483573" text:style-name="Index_20_Link" text:visited-style-name="Index_20_Link"><text:span text:style-name="T15">А</text:span></text:a><text:a xlink:type="simple" xlink:href="#__RefHeading___Toc18056_187483573" text:style-name="Index_20_Link" text:visited-style-name="Index_20_Link"><text:span text:style-name="T15">. </text:span></text:a><text:a xlink:type="simple" xlink:href="#__RefHeading___Toc18056_187483573" text:style-name="Index_20_Link" text:visited-style-name="Index_20_Link"><text:span text:style-name="T15">Кара</text:span></text:a><text:a xlink:type="simple" xlink:href="#__RefHeading___Toc18056_187483573" text:style-name="Index_20_Link" text:visited-style-name="Index_20_Link"><text:span text:style-name="T15">-</text:span></text:a><text:a xlink:type="simple" xlink:href="#__RefHeading___Toc18056_187483573" text:style-name="Index_20_Link" text:visited-style-name="Index_20_Link"><text:span text:style-name="T15">Мурза </text:span></text:a><text:a xlink:type="simple" xlink:href="#__RefHeading___Toc18056_187483573" text:style-name="Index_20_Link" text:visited-style-name="Index_20_Link">Поэма «Медный всадник» А.С. Пушкина:<text:line-break/> политико-философские проекции<text:tab/>54</text:a></text:p>
          <text:p text:style-name="P49">История философии</text:p>
          <text:p text:style-name="P48"><text:a xlink:type="simple" xlink:href="#__RefHeading___Toc17956_187483573" text:style-name="Index_20_Link" text:visited-style-name="Index_20_Link"><text:span text:style-name="T15">А.Т.</text:span></text:a><text:a xlink:type="simple" xlink:href="#__RefHeading___Toc17956_187483573" text:style-name="Index_20_Link" text:visited-style-name="Index_20_Link"><text:span text:style-name="T15"> </text:span></text:a><text:a xlink:type="simple" xlink:href="#__RefHeading___Toc17956_187483573" text:style-name="Index_20_Link" text:visited-style-name="Index_20_Link"><text:span text:style-name="T15">Юнусов</text:span></text:a><text:a xlink:type="simple" xlink:href="#__RefHeading___Toc17956_187483573" text:style-name="Index_20_Link" text:visited-style-name="Index_20_Link"> Первая философия как наука: теория научного знания<text:line-break/> Аристотеля во «Второй Аналитике» и в IV книге «Метафизики»<text:tab/>66</text:a></text:p>
          <text:p text:style-name="P48"><text:a xlink:type="simple" xlink:href="#__RefHeading___Toc17958_187483573" text:style-name="Index_20_Link" text:visited-style-name="Index_20_Link"><text:span text:style-name="T15">Н.В.</text:span></text:a><text:a xlink:type="simple" xlink:href="#__RefHeading___Toc17958_187483573" text:style-name="Index_20_Link" text:visited-style-name="Index_20_Link"><text:span text:style-name="T15"> </text:span></text:a><text:a xlink:type="simple" xlink:href="#__RefHeading___Toc17958_187483573" text:style-name="Index_20_Link" text:visited-style-name="Index_20_Link"><text:span text:style-name="T15">Мотрошилова</text:span></text:a><text:a xlink:type="simple" xlink:href="#__RefHeading___Toc17958_187483573" text:style-name="Index_20_Link" text:visited-style-name="Index_20_Link"> Гегель и Шеллинг о Джордано Бруно: два философских портрета в интерьерах эпохи и «вечности»<text:tab/>82</text:a></text:p>
          <text:p text:style-name="P48"><text:a xlink:type="simple" xlink:href="#__RefHeading___Toc17960_187483573" text:style-name="Index_20_Link" text:visited-style-name="Index_20_Link"><text:span text:style-name="T15">Д</text:span></text:a><text:a xlink:type="simple" xlink:href="#__RefHeading___Toc17960_187483573" text:style-name="Index_20_Link" text:visited-style-name="Index_20_Link"><text:span text:style-name="T15">.</text:span></text:a><text:a xlink:type="simple" xlink:href="#__RefHeading___Toc17960_187483573" text:style-name="Index_20_Link" text:visited-style-name="Index_20_Link"><text:span text:style-name="T15">Ф</text:span></text:a><text:a xlink:type="simple" xlink:href="#__RefHeading___Toc17960_187483573" text:style-name="Index_20_Link" text:visited-style-name="Index_20_Link"><text:span text:style-name="T15">. </text:span></text:a><text:a xlink:type="simple" xlink:href="#__RefHeading___Toc17960_187483573" text:style-name="Index_20_Link" text:visited-style-name="Index_20_Link"><text:span text:style-name="T15">Тестов </text:span></text:a><text:a xlink:type="simple" xlink:href="#__RefHeading___Toc17960_187483573" text:style-name="Index_20_Link" text:visited-style-name="Index_20_Link">Структурализм и экология разума. Сравнительный анализ антропологических проектов К. Леви-Стросса и Г. Бейтсона<text:tab/>97</text:a></text:p>
          <text:p text:style-name="P49">Мораль. Политика. общество</text:p>
          <text:p text:style-name="P48"><text:a xlink:type="simple" xlink:href="#__RefHeading___Toc17962_187483573" text:style-name="Index_20_Link" text:visited-style-name="Index_20_Link"><text:span text:style-name="T15">Е</text:span></text:a><text:a xlink:type="simple" xlink:href="#__RefHeading___Toc17962_187483573" text:style-name="Index_20_Link" text:visited-style-name="Index_20_Link"><text:span text:style-name="T15">.</text:span></text:a><text:a xlink:type="simple" xlink:href="#__RefHeading___Toc17962_187483573" text:style-name="Index_20_Link" text:visited-style-name="Index_20_Link"><text:span text:style-name="T15">В</text:span></text:a><text:a xlink:type="simple" xlink:href="#__RefHeading___Toc17962_187483573" text:style-name="Index_20_Link" text:visited-style-name="Index_20_Link"><text:span text:style-name="T15">. </text:span></text:a><text:a xlink:type="simple" xlink:href="#__RefHeading___Toc17962_187483573" text:style-name="Index_20_Link" text:visited-style-name="Index_20_Link"><text:span text:style-name="T15">Шмелева</text:span></text:a><text:a xlink:type="simple" xlink:href="#__RefHeading___Toc17962_187483573" text:style-name="Index_20_Link" text:visited-style-name="Index_20_Link"> Городское «множество» и эстетика перформативности: <text:line-break/>новые формы публичной культуры<text:tab/>114</text:a></text:p>
          <text:p text:style-name="P49">рецензии и обзоры</text:p>
          <text:p text:style-name="P48"><text:a xlink:type="simple" xlink:href="#__RefHeading___Toc17964_187483573" text:style-name="Index_20_Link" text:visited-style-name="Index_20_Link"><text:span text:style-name="T15">М</text:span></text:a><text:a xlink:type="simple" xlink:href="#__RefHeading___Toc17964_187483573" text:style-name="Index_20_Link" text:visited-style-name="Index_20_Link"><text:span text:style-name="T15">.</text:span></text:a><text:a xlink:type="simple" xlink:href="#__RefHeading___Toc17964_187483573" text:style-name="Index_20_Link" text:visited-style-name="Index_20_Link"><text:span text:style-name="T15">А</text:span></text:a><text:a xlink:type="simple" xlink:href="#__RefHeading___Toc17964_187483573" text:style-name="Index_20_Link" text:visited-style-name="Index_20_Link"><text:span text:style-name="T15">. </text:span></text:a><text:a xlink:type="simple" xlink:href="#__RefHeading___Toc17964_187483573" text:style-name="Index_20_Link" text:visited-style-name="Index_20_Link"><text:span text:style-name="T15">Маслин</text:span></text:a><text:a xlink:type="simple" xlink:href="#__RefHeading___Toc17964_187483573" text:style-name="Index_20_Link" text:visited-style-name="Index_20_Link"> «Поток идей»: новая книга Анджея Валицкого<text:tab/>127</text:a></text:p>
          <text:p text:style-name="P48"><text:a xlink:type="simple" xlink:href="#__RefHeading___Toc17966_187483573" text:style-name="Index_20_Link" text:visited-style-name="Index_20_Link"><text:span text:style-name="T15">Р.Г.</text:span></text:a><text:a xlink:type="simple" xlink:href="#__RefHeading___Toc17966_187483573" text:style-name="Index_20_Link" text:visited-style-name="Index_20_Link"><text:span text:style-name="T15"> </text:span></text:a><text:a xlink:type="simple" xlink:href="#__RefHeading___Toc17966_187483573" text:style-name="Index_20_Link" text:visited-style-name="Index_20_Link"><text:span text:style-name="T15">Апресян</text:span></text:a><text:a xlink:type="simple" xlink:href="#__RefHeading___Toc17966_187483573" text:style-name="Index_20_Link" text:visited-style-name="Index_20_Link"> Моральная философия, мысленный эксперимент<text:line-break/> и неуправляемая вагонетка<text:tab/>138</text:a></text:p>
        </text:index-body>
      </text:table-of-content>
      <text:p text:style-name="P27"/>
      <text:p text:style-name="P54"/>
      <text:p text:style-name="P73"/>
      <text:p text:style-name="P71">Научно-теоретический журнал</text:p>
      <text:p text:style-name="P24"/>
      <text:p text:style-name="P30"><text:span text:style-name="T36">Философский журнал / </text:span><text:span text:style-name="T35">Philosophy</text:span><text:span text:style-name="T36"> </text:span><text:span text:style-name="T35">Journal</text:span><text:span text:style-name="T34"><text:line-break/></text:span><text:span text:style-name="T36"><text:user-field-get text:name="year">2019</text:user-field-get></text:span><text:span text:style-name="T36">. Том </text:span><text:span text:style-name="T36"><text:user-field-get text:name="volume">2</text:user-field-get></text:span><text:span text:style-name="T36"><text:variable-get text:name="Том" style:data-style-name="N0">0</text:variable-get></text:span><text:span text:style-name="T36"><text:s/></text:span><text:span text:style-name="T37">Номер </text:span><text:span text:style-name="T37"><text:user-field-get text:name="number">1</text:user-field-get></text:span></text:p>
      <text:p text:style-name="P31"/>
      <text:p text:style-name="P32">Учредитель и издатель:<text:line-break/>Институт философии РАН</text:p>
      <text:p text:style-name="P32"/>
      <text:p text:style-name="P12"><text:span text:style-name="T38">Свидетельство </text:span><text:span text:style-name="T40">о регистрации СМИ: </text:span><text:span text:style-name="T42">ПИ № ФС77-61227 от 03 апреля 2015 г.</text:span></text:p>
      <text:p text:style-name="P34"/>
      <text:p text:style-name="Задний_20_форзац"><text:span text:style-name="T39">Главный редактор </text:span><text:span text:style-name="T24">А.В. Смирнов</text:span></text:p>
      <text:p text:style-name="Задний_20_форзац"><text:span text:style-name="T39">Зам. главного редактора </text:span><text:span text:style-name="T24">Н.Н. Сосна</text:span><text:span text:style-name="T39"><text:line-break/>Ответственный секретарь </text:span><text:span text:style-name="T24">Ю.Г. Россиус</text:span><text:span text:style-name="T39"><text:line-break/>Редактор </text:span><text:span text:style-name="T24">М.В. Егорочкин</text:span></text:p>
      <text:p text:style-name="P33"/>
      <text:p text:style-name="Standard"><text:span text:style-name="T38">Художники: </text:span><text:span text:style-name="T23">Я.В. Быстрова, Н.Е. Кожинова</text:span></text:p>
      <text:p text:style-name="Standard"><text:span text:style-name="T38">Технический редактор </text:span><text:span text:style-name="T23">Ю.А. Аношина</text:span></text:p>
      <text:p text:style-name="Standard"><text:span text:style-name="T32">Корректор </text:span><text:span text:style-name="T33">А.А. Гусева</text:span></text:p>
      <text:p text:style-name="Standard"/>
      <text:p text:style-name="P35"/>
      <text:p text:style-name="P36"><text:span text:style-name="T38">Подписано в печать <text:tab/>с оригинал-макета 00.05.16.<text:line-break/>Формат 70х100 1/16. Печать офсетная. Гарнитура </text:span><text:span text:style-name="T41">Times</text:span><text:span text:style-name="T38"> </text:span><text:span text:style-name="T41">New</text:span><text:span text:style-name="T38"> </text:span><text:span text:style-name="T41">Roman</text:span><text:span text:style-name="T38">.<text:line-break/>Усл. печ. л. 00</text:span><text:span text:style-name="T41">,</text:span><text:span text:style-name="T38">0</text:span><text:span text:style-name="T41">0</text:span><text:span text:style-name="T38">. Уч.-изд. л. 11</text:span><text:span text:style-name="T41">,</text:span><text:span text:style-name="T38">64. Тираж 1 000 экз. Заказ № 08.</text:span></text:p>
      <text:p text:style-name="Задний_20_форзац"><text:span text:style-name="T38">Оригинал-макет изготовлен в Институте философии РАН<text:line-break/>Компьютерный набор </text:span><text:span text:style-name="T24">Е.Н. Платковская</text:span></text:p>
      <text:p text:style-name="Standard"><text:span text:style-name="T38">Компьютерная верстка: </text:span><text:span text:style-name="T23">Ю.А. Аношина</text:span></text:p>
      <text:p text:style-name="P25">Отпечатано в ЦОП Института философии РАН<text:line-break/>109240, г. Москва, ул. Гончарная, д. 12, стр. 1</text:p>
      <text:p text:style-name="P26"/>
      <text:p text:style-name="P26"/>
      <text:p text:style-name="P28">Информацию о <text:span text:style-name="T62">«Философском журнале»</text:span> см. на сайте Института философии:</text:p>
      <text:p text:style-name="P29"><text:span text:style-name="T18">http</text:span><text:span text:style-name="T22">://</text:span><text:span text:style-name="T18">iph</text:span><text:span text:style-name="T22">.</text:span><text:span text:style-name="T18">ras</text:span><text:span text:style-name="T22">.</text:span><text:span text:style-name="T18">ru</text:span><text:span text:style-name="T22">/</text:span><text:span text:style-name="T18">ph</text:span><text:span text:style-name="T22">_</text:span><text:span text:style-name="T18">j</text:span><text:span text:style-name="T22">.</text:span><text:span text:style-name="T18">htm</text:span></text:p>
      <text:p text:style-name="P72">Памятка для авторов</text:p>
      <text:list xml:id="list691143483" text:style-name="List_20_1">
        <text:list-item>
          <text:p text:style-name="P74">Автор гарантирует, что текст не был опубликован ранее и не сдан в другое издание. Ссылка на «Философский журнал»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list-item>
        <text:list-item>
          <text:p text:style-name="P74"><text:span text:style-name="T52">Рукописи принимаются в электронном виде в формате MS Word по адресу электронной почты редакции: </text:span><text:a xlink:type="simple" xlink:href="mailto:philosjournal@iph.ras.ru" text:style-name="Internet_20_link" text:visited-style-name="Visited_20_Internet_20_Link"><text:span text:style-name="Internet_20_link"><text:span text:style-name="T52">philosjournal@iph.ras.ru</text:span></text:span></text:a></text:p>
        </text:list-item>
        <text:list-item>
          <text:p text:style-name="P74">Объем статьи – от 0,7 до 1,3 а.л., включая ссылки, примечания, список литературы, аннотацию. Рецензия – до 0,8 а.л. Для рецензии также требуется аннотация.</text:p>
        </text:list-item>
        <text:list-item>
          <text:p text:style-name="P74">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левому краю, поля: 2,5 см со всех сторон.</text:p>
        </text:list-item>
        <text:list-item>
          <text:p text:style-name="P74">Примечания и библиографические ссылки оформляются как постраничные сноски со сквозной нумерацией.</text:p>
        </text:list-item>
        <text:list-item>
          <text:p text:style-name="P74"><text:span text:style-name="T52">Помимо основного текста, рукопись должна включать в себя следующие обязательные элементы </text:span><text:span text:style-name="Emphasis"><text:span text:style-name="T53">на русском и английском языках</text:span></text:span><text:span text:style-name="T52">:</text:span></text:p>
          <text:list>
            <text:list-item>
              <text:p text:style-name="P74">Сведения об авторе(ах):</text:p>
              <text:list>
                <text:list-item>
                  <text:p text:style-name="P74">фамилия, имя и отчество автора;</text:p>
                </text:list-item>
                <text:list-item>
                  <text:p text:style-name="P74">ученая степень, ученое звание;</text:p>
                </text:list-item>
                <text:list-item>
                  <text:p text:style-name="P74">место работы;</text:p>
                </text:list-item>
                <text:list-item>
                  <text:p text:style-name="P74">полный адрес места работы (включая индекс, страну, город);</text:p>
                </text:list-item>
                <text:list-item>
                  <text:p text:style-name="P74">адрес электронной почты автора.</text:p>
                </text:list-item>
              </text:list>
            </text:list-item>
            <text:list-item>
              <text:p text:style-name="P74">Название статьи;</text:p>
            </text:list-item>
            <text:list-item>
              <text:p text:style-name="P74">Аннотация (от 200 до 250 слов);</text:p>
            </text:list-item>
            <text:list-item>
              <text:p text:style-name="P74">Ключевые слова (до 10 слов и словосочетаний);</text:p>
            </text:list-item>
            <text:list-item>
              <text:p text:style-name="P74">Список литературы.</text:p>
            </text:list-item>
          </text:list>
        </text:list-item>
        <text:list-item>
          <text:p text:style-name="P74"><text:span text:style-name="T52">Рукописи на русском языке должны содержать </text:span><text:span text:style-name="Strong_20_Emphasis"><text:span text:style-name="T56">два варианта представления</text:span></text:span><text:span text:style-name="Strong_20_Emphasis"><text:span text:style-name="T54"> списка литературы</text:span></text:span><text:span text:style-name="T52">:</text:span></text:p>
          <text:list>
            <text:list-item>
              <text:p text:style-name="P74"><text:span text:style-name="T52">Список, озаглавленный </text:span><text:span text:style-name="Strong_20_Emphasis"><text:span text:style-name="T52">«Список литературы»</text:span></text:span><text:span text:style-name="T52">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span></text:p>
            </text:list-item>
            <text:list-item>
              <text:p text:style-name="P74"><text:span text:style-name="T52">Список, озаглавленный </text:span><text:span text:style-name="Strong_20_Emphasis"><text:span text:style-name="T52">«References»</text:span></text:span><text:span text:style-name="T52">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74">автор (транслитерация);<text:span text:style-name="T59">s</text:span></text:p>
                </text:list-item>
                <text:list-item>
                  <text:p text:style-name="P74">заглавие статьи (транслитерация);</text:p>
                </text:list-item>
                <text:list-item>
                  <text:p text:style-name="P74">[перевод заглавия статьи на английский язык в квадратных <text:line-break/>скобках];</text:p>
                </text:list-item>
                <text:list-item>
                  <text:p text:style-name="P74">название русскоязычного источника (транслитерация);</text:p>
                </text:list-item>
                <text:list-item>
                  <text:p text:style-name="P74">[перевод названия источника на английский язык в квадратных скобках];</text:p>
                </text:list-item>
                <text:list-item>
                  <text:p text:style-name="P74">выходные данные на английском языке.</text:p>
                </text:list-item>
              </text:list>
            </text:list-item>
          </text:list>
        </text:list-item>
        <text:list-item>
          <text:p text:style-name="P75"><text:span text:style-name="T52">Для транслитерации русскоязычных источников нужно использовать сайт </text:span><text:a xlink:type="simple" xlink:href="http://trans.li/" office:target-frame-name="blank" xlink:show="replace" text:style-name="Internet_20_link" text:visited-style-name="Visited_20_Internet_20_Link"><text:span text:style-name="Internet_20_link"><text:span text:style-name="T52">http://trans.li</text:span></text:span></text:a><text:span text:style-name="T52">, в графе «варианты перевода» выбрать вариант «</text:span><text:a xlink:type="simple" xlink:href="http://ru.translit.net/?account=bsi" office:target-frame-name="blank" xlink:show="replace" text:style-name="Internet_20_link" text:visited-style-name="Visited_20_Internet_20_Link"><text:span text:style-name="Internet_20_link"><text:span text:style-name="T52">BSI</text:span></text:span></text:a><text:span text:style-name="T52">».<text:line-break/>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text:span></text:p>
        </text:list-item>
        <text:list-item>
          <text:p text:style-name="P74">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международных библиографических баз данных и помещается в конце рукописи.</text:p>
        </text:list-item>
        <text:list-item>
          <text:p text:style-name="P74">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нициалы и фамилия автора, сведения об авторе, аннотация, ключевые слова, «References»).</text:p>
        </text:list-item>
        <text:list-item>
          <text:p text:style-name="P74"><text:span text:style-name="T52">Более подробные рекомендации и примеры оформления текста, аннотаций, списков литературы и проч. содержатся в «Правилах оформления рукописей» на сайте журнала по адресу: </text:span><text:a xlink:type="simple" xlink:href="http://iph.ras.ru/phj_guide.htm" text:style-name="Internet_20_link" text:visited-style-name="Visited_20_Internet_20_Link"><text:span text:style-name="Internet_20_link"><text:span text:style-name="T52">http://iph.ras.ru/phj_guide.htm</text:span></text:span></text:a></text:p>
        </text:list-item>
        <text:list-item>
          <text:p text:style-name="P74">Редакция принимает решение о публикации текста в соответствии с решениями редколлегии, главного редактора и оценкой экспертов. Решение о публикации принимается в течение двух месяцев с момента предоставления рукописи.</text:p>
        </text:list-item>
        <text:list-item>
          <text:p text:style-name="P74">Плата за опубликование рукописей не взимается.</text:p>
        </text:list-item>
        <text:list-item>
          <text:p text:style-name="P74">Рисунки, формулы, специфические значки и неевропейские шрифты должны быть продублированы в графическом режиме и записаны отдельным файлом.</text:p>
        </text:list-item>
        <text:list-item>
          <text:p text:style-name="P74"><text:span text:style-name="Strong_20_Emphasis"><text:span text:style-name="T55">Адрес редакции:</text:span></text:span><text:span text:style-name="T55"> 109240, г. Москва, ул. Гончарная, д. 12, стр. 1, Институт философии РАН, «Философский журнал».<text:line-break/>Адрес электронной почты: </text:span><text:a xlink:type="simple" xlink:href="mailto:philosjournal@iph.ras.ru" text:style-name="Internet_20_link" text:visited-style-name="Visited_20_Internet_20_Link"><text:span text:style-name="Internet_20_link"><text:span text:style-name="T55">philosjournal@iph.ras.ru</text:span></text:span></text:a><text:span text:style-name="T55"><text:line-break/>Тел.: +7 (495) 697–66–01.</text:span></text:p>
        </text:list-item>
      </text:list>
      <text:p text:style-name="P14">Подписка на «Философский журнал» открыта в отделениях связи России.</text:p>
      <text:p text:style-name="P13">Подписной индекс 41951 Объединенного каталога «Пресса России»</text:p>
      <text:p text:style-name="P13">или по Интернет-каталогу: http://www.arpk.org/magaz.php?in=419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MinionPro-It" svg:font-family="MinionPro-I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 svg:font-family="'Liberation Serif'" style:font-family-generic="roman" style:font-pitch="variable"/>
    <style:font-face style:name="Liberation Serif4" svg:font-family="'Liberation Serif'" style:font-adornments="Обычный" style:font-family-generic="roman" style:font-pitch="variable"/>
    <style:font-face style:name="Times" svg:font-family="Times" style:font-family-generic="roman"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1"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0"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class="text" style:master-page-name="">
      <style:paragraph-properties fo:margin-left="0mm" fo:margin-right="0mm" fo:margin-top="11.01mm" fo:margin-bottom="2.15mm" loext:contextual-spacing="false" fo:text-align="start" style:justify-single-word="false" fo:text-indent="0mm" style:auto-text-indent="false" style:page-number="auto" style:shadow="non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bold" style:font-size-asian="10.5pt"/>
    </style:style>
    <style:style style:name="Heading_20_2" style:display-name="Heading 2" style:family="paragraph" style:parent-style-name="Heading" style:next-style-name="Text_20_body" style:default-outline-level="1" style:class="text" style:master-page-name="">
      <loext:graphic-properties draw:fill-image-width="0mm" draw:fill-image-height="0mm"/>
      <style:paragraph-properties fo:margin-left="0mm" fo:margin-right="0mm" fo:margin-top="3.53mm" fo:margin-bottom="13mm" loext:contextual-spacing="true" fo:line-height="100%" fo:text-align="end" style:justify-single-word="false" style:register-true="true" fo:text-indent="0m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margin-top="0mm" fo:margin-bottom="2.26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4.41mm" fo:margin-bottom="4.41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class="text" style:master-page-name="">
      <style:paragraph-properties fo:margin-left="0mm" fo:margin-right="0mm" fo:margin-top="4.41mm" fo:margin-bottom="4.41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Standard">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loext:graphic-properties draw:fill="none" draw:fill-color="#729fcf"/>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9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100%" fo:text-align="justify" style:justify-single-word="false" style:writing-mode="page"/>
      <style:text-properties fo:font-size="10pt"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parent-style-name="Standard" style:next-style-name="Standard" style:class="index">
      <style:paragraph-properties fo:margin-left="0mm" fo:margin-right="0mm" fo:margin-top="3.79mm" fo:margin-bottom="1.96mm" loext:contextual-spacing="false" fo:line-height="100%" fo:text-align="start" style:justify-single-word="false" fo:orphans="2" fo:widows="2" fo:text-indent="0mm" style:auto-text-indent="false" style:text-autospace="none" style:punctuation-wrap="simple" style:vertical-align="baseline">
        <style:tab-stops>
          <style:tab-stop style:position="95mm" style:type="right" style:leader-style="dotted" style:leader-text="."/>
        </style:tab-stops>
      </style:paragraph-properties>
      <style:text-properties fo:text-transform="uppercase" style:use-window-font-color="true" style:font-name="Liberation Serif" fo:font-family="'Liberation Serif'" style:font-family-generic="roman" style:font-pitch="variable" fo:font-size="10pt" fo:language="ru" fo:country="RU" fo:font-weight="bold" style:font-name-asian="Liberation Serif" style:font-family-asian="'Liberation Serif'" style:font-family-generic-asian="roman" style:font-pitch-asian="variable" style:font-size-asian="10pt" style:font-weight-asian="bold" style:font-name-complex="Liberation Serif" style:font-family-complex="'Liberation Serif'"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tab-stops>
          <style:tab-stop style:position="95mm" style:type="right" style:leader-style="dotted" style:leader-text="."/>
        </style:tab-stops>
      </style:paragraph-properties>
      <style:text-properties style:use-window-font-color="true" style:font-name="Liberation Serif" fo:font-family="'Liberation Serif'" style:font-family-generic="roman" style:font-pitch="variable" fo:font-size="10pt" fo:language="ru" fo:country="RU" style:font-name-asian="Liberation Serif" style:font-family-asian="'Liberation Serif'" style:font-family-generic-asian="roman" style:font-pitch-asian="variable" style:font-size-asian="10pt" style:font-name-complex="Liberation Serif"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 fo:font-family="'Liberation Serif'" style:font-family-generic="roman" style:font-pitch="variable" fo:font-size="10pt" style:font-size-asian="10pt" style:font-name-complex="Liberation Serif"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Heading_20_10" style:display-name="Heading 10" style:family="paragraph" style:parent-style-name="Heading" style:next-style-name="Text_20_body" style:default-outline-level="10" style:list-style-name=""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 style:family="paragraph">
      <style:paragraph-properties fo:margin-top="2.12mm" fo:margin-bottom="2.12mm" loext:contextual-spacing="false" fo:line-height="3.88mm" fo:text-align="justify" style:justify-single-word="false" fo:orphans="2" fo:widows="2"/>
      <style:text-properties style:use-window-font-color="true" style:font-name="Liberation Serif" fo:font-family="'Liberation Serif'" style:font-family-generic="roman" style:font-pitch="variable" fo:font-size="10pt" fo:language="ru" fo:country="RU" style:font-name-asian="Calibri" style:font-family-asian="Calibri, Carlito" style:font-family-generic-asian="swiss" style:font-pitch-asian="variable" style:font-size-asian="10pt" style:language-asian="none" style:country-asian="none" style:font-name-complex="Liberation Serif" style:font-family-complex="'Liberation Serif'" style:font-family-generic-complex="roman" style:font-pitch-complex="variable" style:font-size-complex="10pt" style:language-complex="ar" style:country-complex="SA"/>
    </style:style>
    <style:style style:name="Аннотация_20_и_20_Ключевые_20_слова" style:display-name="Аннотация и Ключевые слова" style:family="paragraph">
      <style:paragraph-properties fo:line-height="3.88mm" fo:text-align="justify" style:justify-single-word="false" fo:orphans="2" fo:widows="2" fo:hyphenation-ladder-count="no-limit"/>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аффилиация" style:family="paragraph" style:parent-style-name="Standard">
      <style:paragraph-properties fo:margin-left="0mm" fo:margin-right="0mm" fo:margin-top="2.12mm" fo:margin-bottom="2.12mm" loext:contextual-spacing="false" fo:line-height="3.53mm" fo:orphans="2" fo:widows="2" fo:text-indent="0mm" style:auto-text-indent="false"/>
      <style:text-properties style:use-window-font-color="true" style:font-name="Calibri" fo:font-family="Calibri, Carlito" style:font-family-generic="swiss" style:font-pitch="variable" fo:font-size="9pt" style:font-name-asian="Calibri" style:font-family-asian="Calibri, Carlito" style:font-family-generic-asian="swiss" style:font-pitch-asian="variable" style:font-size-asian="9pt" style:font-name-complex="Liberation Serif" style:font-family-complex="'Liberation Serif'" style:font-family-generic-complex="roman" style:font-pitch-complex="variable" style:font-size-complex="10pt"/>
    </style:style>
    <style:style style:name="WW-Базовый" style:family="paragraph">
      <style:paragraph-properties fo:line-height="3.88mm" fo:orphans="2" fo:widows="2" fo:hyphenation-ladder-count="no-limit">
        <style:tab-stops>
          <style:tab-stop style:position="63.5mm" style:type="center"/>
          <style:tab-stop style:position="127mm" style:type="right"/>
        </style:tab-stops>
      </style:paragraph-properties>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колонтитул" style:family="paragraph">
      <style:paragraph-properties fo:orphans="0" fo:widows="0" fo:hyphenation-ladder-count="no-limit"/>
      <style:text-properties style:use-window-font-color="true" style:font-name="Times" fo:font-family="Times" style:font-family-generic="roman" style:font-pitch="variable" fo:font-size="10pt" fo:language="ru" fo:country="RU" style:letter-kerning="true" style:font-name-asian="Liberation Serif" style:font-family-asian="'Liberation Serif'" style:font-family-generic-asian="roman" style:font-pitch-asian="variable" style:font-size-asian="10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Концевой_20_титульный_20_лист" style:display-name="Концевой титульный лист"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Обычный_20__28_веб_29_" style:display-name="Обычный (веб)" style:family="paragraph" style:parent-style-name="Standard">
      <style:paragraph-properties fo:margin-top="1.76mm" fo:margin-bottom="1.76mm" loext:contextual-spacing="false"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Основной_20_текст_20_21" style:display-name="Основной текст 21" style:family="paragraph" style:parent-style-name="Standard">
      <style:paragraph-properties fo:margin-left="0mm" fo:margin-right="0mm" fo:text-align="center" style:justify-single-word="false" fo:orphans="2" fo:widows="2" fo:text-indent="5.01mm" style:auto-text-indent="false" style:text-autospace="none" style:punctuation-wrap="simple" style:vertical-align="baseline"/>
      <style:text-properties style:use-window-font-color="true" style:font-name="Calibri" fo:font-family="Calibri, Carlito" style:font-family-generic="swiss" style:font-pitch="variable" fo:font-size="10pt" fo:font-weight="bold" style:font-name-asian="Calibri" style:font-family-asian="Calibri, Carlito" style:font-family-generic-asian="swiss" style:font-pitch-asian="variable" style:font-size-asian="10pt" style:font-weight-asian="bold" style:font-name-complex="Liberation Serif" style:font-family-complex="'Liberation Serif'" style:font-family-generic-complex="roman" style:font-pitch-complex="variable" style:font-size-complex="10pt"/>
    </style:style>
    <style:style style:name="Список_20_памятки_20_для_20_авторов" style:display-name="Список памятки для авторов" style:family="paragraph" style:parent-style-name="Standard">
      <style:paragraph-properties fo:margin-left="6mm" fo:margin-right="0mm" fo:line-height="100%" fo:orphans="2" fo:widows="2" fo:text-indent="-6mm" style:auto-text-indent="false">
        <style:tab-stops>
          <style:tab-stop style:position="0mm"/>
        </style:tab-stops>
      </style:paragraph-properties>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Стиль_20_Заголовок_20_2_20__2b__20_14_20_пт" style:display-name="Стиль Заголовок 2 + 14 пт" style:family="paragraph" style:next-style-name="Heading_20_3">
      <style:paragraph-properties fo:orphans="2" fo:widows="2"/>
      <style:text-properties style:use-window-font-color="true" style:font-name="Liberation Serif" fo:font-family="'Liberation Serif'" style:font-family-generic="roman" style:font-pitch="variable" fo:font-size="12pt" fo:language="ru" fo:country="RU" fo:font-weight="bold" style:font-name-asian="Liberation Serif" style:font-family-asian="'Liberation Serif'" style:font-family-generic-asian="roman" style:font-pitch-asian="variable" style:font-size-asian="12pt" style:language-asian="zh" style:country-asian="CN" style:font-weight-asian="bold" style:font-name-complex="Liberation Serif" style:font-family-complex="'Liberation Serif'" style:font-family-generic-complex="roman" style:font-pitch-complex="variable" style:font-size-complex="12pt" style:language-complex="ar" style:country-complex="SA" style:font-weight-complex="bold"/>
    </style:style>
    <style:style style:name="Текст_20_выноски" style:display-name="Текст выноски" style:family="paragraph" style:parent-style-name="Standard">
      <style:paragraph-properties fo:orphans="2" fo:widows="2"/>
      <style:text-properties style:use-window-font-color="true" style:font-name="Tahoma" fo:font-family="Tahoma" style:font-family-generic="swiss" style:font-pitch="variable" fo:font-size="8pt" style:font-name-asian="Calibri" style:font-family-asian="Calibri, Carlito" style:font-family-generic-asian="swiss" style:font-pitch-asian="variable" style:font-size-asian="8pt" style:font-name-complex="Tahoma" style:font-family-complex="Tahoma" style:font-family-generic-complex="swiss" style:font-pitch-complex="variable" style:font-size-complex="8pt"/>
    </style:style>
    <style:style style:name="Текст_20_примечания" style:display-name="Текст примечания"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 style:font-family-complex="'Liberation Serif'" style:font-family-generic-complex="roman" style:font-pitch-complex="variable" style:font-size-complex="10pt"/>
    </style:style>
    <style:style style:name="Текст_20_сноски" style:display-name="Текст сноски" style:family="paragraph">
      <style:paragraph-properties fo:margin-left="5.91mm" fo:margin-right="0mm" fo:line-height="3.53mm" fo:text-align="justify" style:justify-single-word="false" fo:orphans="2" fo:widows="2" fo:text-indent="-5.91mm" style:auto-text-indent="false">
        <style:tab-stops>
          <style:tab-stop style:position="5.91mm"/>
        </style:tab-stops>
      </style:paragraph-properties>
      <style:text-properties style:use-window-font-color="true" style:font-name="Liberation Serif" fo:font-family="'Liberation Serif'" style:font-family-generic="roman" style:font-pitch="variable" fo:font-size="9pt" fo:language="ru" fo:country="RU" style:letter-kerning="true" style:font-name-asian="Liberation Serif" style:font-family-asian="'Liberation Serif'" style:font-family-generic-asian="roman" style:font-pitch-asian="variable" style:font-size-asian="9pt" style:font-name-complex="Liberation Serif" style:font-family-complex="'Liberation Serif'" style:font-family-generic-complex="roman" style:font-pitch-complex="variable" style:font-size-complex="9pt" style:language-complex="ar" style:country-complex="SA"/>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Цитирование" style:family="paragraph" style:parent-style-name="Text_20_body">
      <style:paragraph-properties fo:margin-left="5.01mm" fo:margin-right="5.01mm" fo:margin-top="2.12mm" fo:margin-bottom="2.12mm" loext:contextual-spacing="true" fo:line-height="3.88mm" fo:orphans="2" fo:widows="2" fo:text-indent="0mm" style:auto-text-indent="false"/>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style>
    <style:style style:name="Без_20_интервала" style:display-name="Без интервала" style:family="paragraph">
      <style:paragraph-properties fo:orphans="2" fo:widows="2"/>
      <style:text-properties style:use-window-font-color="true" style:font-name="Liberation Serif" fo:font-family="'Liberation Serif'" style:font-family-generic="roman" style:font-pitch="variable" fo:font-size="12pt" fo:language="ru" fo:country="RU" style:font-name-asian="Liberation Serif" style:font-family-asian="'Liberation Serif'" style:font-family-generic-asian="roman" style:font-pitch-asian="variable" style:font-size-asian="12pt" style:font-name-complex="Liberation Serif" style:font-family-complex="'Liberation Serif'" style:font-family-generic-complex="roman" style:font-pitch-complex="variable" style:font-size-complex="12pt" style:language-complex="ar" style:country-complex="SA"/>
    </style:style>
    <style:style style:name="WW-Базовый1" style:family="paragraph">
      <style:paragraph-properties fo:line-height="3.88mm" fo:orphans="2" fo:widows="2" fo:hyphenation-ladder-count="no-limit">
        <style:tab-stops>
          <style:tab-stop style:position="63.5mm" style:type="center"/>
          <style:tab-stop style:position="127mm" style:type="right"/>
        </style:tab-stops>
      </style:paragraph-properties>
      <style:text-properties style:use-window-font-color="true" style:font-name="Liberation Serif"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 style:font-family-complex="'Liberation Serif'" style:font-family-generic-complex="roman" style:font-pitch-complex="variable" style:font-size-complex="10pt" style:language-complex="ar" style:country-complex="SA" fo:hyphenate="false" fo:hyphenation-remain-char-count="2" fo:hyphenation-push-char-count="2"/>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font-name="Liberation Serif" fo:font-family="'Liberation Serif'" style:font-family-generic="roman" style:font-pitch="variable" fo:font-size="12pt" style:font-size-asian="12pt" style:font-name-complex="Liberation Serif" style:font-family-complex="'Liberation Serif'" style:font-family-generic-complex="roman" style:font-pitch-complex="variable"/>
    </style:style>
    <style:style style:name="Emphasis" style:family="text">
      <style:text-properties style:font-name="Liberation Serif" fo:font-family="'Liberation Serif'" style:font-family-generic="roman" style:font-pitch="variable" fo:font-style="italic" style:font-style-asian="italic" style:font-name-complex="Liberation Serif" style:font-family-complex="'Liberation Serif'" style:font-family-generic-complex="roman" style:font-pitch-complex="variable"/>
    </style:style>
    <style:style style:name="Internet_20_link" style:display-name="Internet link" style:family="text">
      <style:text-properties style:use-window-font-color="true" style:font-name="Liberation Serif" fo:font-family="'Liberation Serif'" style:font-family-generic="roman" style:font-pitch="variable" style:text-underline-style="solid" style:text-underline-width="auto" style:text-underline-color="font-color" style:font-name-complex="Liberation Serif"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parent-style-name="Основной_20_шрифт_20_абзаца">
      <style:text-properties fo:color="#000000" style:font-name="Liberation Serif" fo:font-family="'Liberation Serif'" style:font-family-generic="roman" style:font-pitch="variable" fo:font-size="10pt" fo:language="ru" fo:country="RU" style:font-size-asian="10pt" style:font-name-complex="Liberation Serif" style:font-family-complex="'Liberation Serif'" style:font-family-generic-complex="roman" style:font-pitch-complex="variable" style:font-size-complex="10pt"/>
    </style:style>
    <style:style style:name="Index_20_Link" style:display-name="Index Link" style:family="text"/>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9pt" style:font-size-asian="9pt" style:font-name-complex="Liberation Serif" style:font-family-complex="'Liberation Serif'" style:font-family-generic-complex="roman" style:font-pitch-complex="variable" style:font-size-complex="9pt"/>
    </style:style>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Неразрешенное_20_упоминание" style:display-name="Неразрешенное упоминание" style:family="text">
      <style:text-properties fo:color="#808080" fo:background-color="#e6e6e6"/>
    </style:style>
    <style:style style:name="WW-Символ_20_сноски" style:display-name="WW-Символ сноски"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9pt" style:text-scale="100%"/>
    </style:style>
    <style:style style:name="Стиль_20_Заголовок_20_2_20__2b__20_14_20_пт_20_Знак" style:display-name="Стиль Заголовок 2 + 14 пт Знак" style:family="text">
      <style:text-properties fo:font-size="12pt" fo:language="ru" fo:country="RU" fo:font-weight="bold" style:font-size-asian="12pt" style:language-asian="zh" style:country-asian="CN" style:font-weight-asian="bold" style:font-size-complex="12pt" style:language-complex="ar" style:country-complex="SA" style:font-weight-complex="bold"/>
    </style:style>
    <style:style style:name="Стиль_20_Символ_20_сноски_20__2b__20_11_20_пт" style:display-name="Стиль Символ сноски + 11 пт"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11pt" style:text-scale="100%"/>
    </style:style>
    <style:style style:name="WW-Символ_20_сноски1" style:display-name="WW-Символ сноски1" style:family="text">
      <style:text-properties style:text-line-through-style="none" style:text-line-through-type="none" style:text-position="super 58%" style:font-name="Liberation Serif" fo:font-family="'Liberation Serif'" style:font-family-generic="roman" style:font-pitch="variable" fo:font-size="9pt" fo:letter-spacing="normal" style:letter-kerning="false" style:font-size-asian="9pt" style:font-name-complex="Liberation Serif" style:font-family-complex="'Liberation Serif'" style:font-family-generic-complex="roman" style:font-pitch-complex="variable" style:font-size-complex="9pt" style:text-scale="1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6.35mm" fo:margin-left="18.8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27mm" style:rel-width="100%" table:align="center" style:writing-mode="page"/>
    </style:style>
    <style:style style:name="Таблица3.A" style:family="table-column">
      <style:table-column-properties style:column-width="42.33mm" style:rel-column-width="2400*"/>
    </style:style>
    <style:style style:name="Таблица3.A1" style:family="table-cell">
      <style:table-cell-properties fo:padding="0mm" fo:border="none"/>
    </style:style>
    <style:style style:name="Таблица4" style:family="table">
      <style:table-properties style:width="127mm" style:rel-width="100%" table:align="center" style:writing-mode="page"/>
    </style:style>
    <style:style style:name="Таблица4.A" style:family="table-column">
      <style:table-column-properties style:column-width="29.99mm" style:rel-column-width="1700*"/>
    </style:style>
    <style:style style:name="Таблица4.B" style:family="table-column">
      <style:table-column-properties style:column-width="66.99mm" style:rel-column-width="3798*"/>
    </style:style>
    <style:style style:name="Таблица4.C" style:family="table-column">
      <style:table-column-properties style:column-width="30.02mm" style:rel-column-width="1702*"/>
    </style:style>
    <style:style style:name="Таблица4.A1" style:family="table-cell">
      <style:table-cell-properties fo:padding="0mm" fo:border="none"/>
    </style:style>
    <style:style style:name="Таблица24" style:family="table">
      <style:table-properties style:rel-width="100%" table:align="center" style:writing-mode="page"/>
    </style:style>
    <style:style style:name="Таблица24.A" style:family="table-column">
      <style:table-column-properties style:rel-column-width="6840*"/>
    </style:style>
    <style:style style:name="Таблица24.B" style:family="table-column">
      <style:table-column-properties style:rel-column-width="360*"/>
    </style:style>
    <style:style style:name="Таблица24.A1" style:family="table-cell">
      <style:table-cell-properties fo:padding-left="0mm" fo:padding-right="0mm" fo:padding-top="0mm" fo:padding-bottom="0.3mm" fo:border-left="none" fo:border-right="none" fo:border-top="none" fo:border-bottom="0.5pt solid #000000"/>
    </style:style>
    <style:style style:name="Таблица25" style:family="table">
      <style:table-properties style:rel-width="100%" table:align="center" style:writing-mode="page"/>
    </style:style>
    <style:style style:name="Таблица25.A" style:family="table-column">
      <style:table-column-properties style:rel-column-width="360*"/>
    </style:style>
    <style:style style:name="Таблица25.B" style:family="table-column">
      <style:table-column-properties style:rel-column-width="6840*"/>
    </style:style>
    <style:style style:name="Таблица25.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27mm" style:rel-width="100%" table:align="center" style:writing-mode="page"/>
    </style:style>
    <style:style style:name="Таблица5.A" style:family="table-column">
      <style:table-column-properties style:column-width="63.48mm" style:rel-column-width="3599*"/>
    </style:style>
    <style:style style:name="Таблица5.B" style:family="table-column">
      <style:table-column-properties style:column-width="63.52mm" style:rel-column-width="3601*"/>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MP2" style:family="paragraph" style:parent-style-name="Первая_20_страница">
      <style:text-properties officeooo:paragraph-rsid="0076438c"/>
    </style:style>
    <style:style style:name="MP3" style:family="paragraph" style:parent-style-name="Footer">
      <style:paragraph-properties fo:text-align="end" style:justify-single-word="false"/>
      <style:text-properties fo:font-size="10pt" officeooo:rsid="0076438c" officeooo:paragraph-rsid="0076438c"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5"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MP7"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MP8" style:family="paragraph" style:parent-style-name="Первая_20_страница">
      <style:paragraph-properties fo:text-align="center" style:justify-single-word="false"/>
      <style:text-properties officeooo:rsid="0081bba0" officeooo:paragraph-rsid="0081bba0"/>
    </style:style>
    <style:style style:name="MP9"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MP10" style:family="paragraph" style:parent-style-name="Верхний_20_колонтитул_20_правая_20_страница">
      <style:paragraph-properties fo:text-align="start" style:justify-single-word="false" fo:padding="0.3mm" fo:border="none" style:writing-mode="page"/>
      <style:text-properties officeooo:rsid="0148d5fb" officeooo:paragraph-rsid="0148d5fb"/>
    </style:style>
    <style:style style:name="MP11" style:family="paragraph" style:parent-style-name="Верхний_20_колонтитул_20_правая_20_страница">
      <style:paragraph-properties fo:text-align="end" style:justify-single-word="false" fo:padding="0.3mm" fo:border="none" style:writing-mode="page"/>
      <style:text-properties fo:font-style="normal" officeooo:paragraph-rsid="013b4ce1" style:font-style-asian="normal" style:font-style-complex="normal"/>
    </style:style>
    <style:style style:name="MP12"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MP13"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MP17"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MP18" style:family="paragraph" style:parent-style-name="Footer">
      <style:text-properties fo:font-size="8pt" officeooo:rsid="00dbd734" officeooo:paragraph-rsid="00dbd734"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tyle="normal" style:font-style-asian="normal"/>
    </style:style>
    <style:style style:name="MT5" style:family="text">
      <style:text-properties fo:language="en" fo:country="US" fo:font-style="normal" style:font-style-asian="normal"/>
    </style:style>
    <style:style style:name="MT6" style:family="text">
      <style:text-properties fo:font-style="normal" officeooo:rsid="0081bba0" style:font-style-asian="normal"/>
    </style:style>
    <style:style style:name="MT7" style:family="text">
      <style:text-properties fo:language="en" fo:country="US" fo:font-style="normal" officeooo:rsid="0081bba0" style:font-style-asian="normal"/>
    </style:style>
    <style:style style:name="MT8" style:family="text">
      <style:text-properties officeooo:rsid="014bef49"/>
    </style:style>
    <style:style style:name="MT9" style:family="text">
      <style:text-properties officeooo:rsid="014de9c1"/>
    </style:style>
    <style:page-layout style:name="Mpm1">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6">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7">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5mm" fo:margin-left="0mm" fo:margin-right="0mm" fo:margin-bottom="7.44mm" fo:background-color="transparent" style:dynamic-spacing="false" draw:fill="none" draw:fill-color="#729fcf"/>
      </style:header-style>
      <style:footer-style/>
    </style:page-layout>
    <style:page-layout style:name="Mpm8">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page-layout>
    <style:page-layout style:name="Mpm9">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1" style:page-usage="right">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12" style:page-usage="lef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15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3">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4">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1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7">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2-0726</text:p>
      </style:header>
      <style:footer>
        <text:p text:style-name="MP1">© Институт философии РАН, 2016</text:p>
      </style:footer>
    </style:master-page>
    <style:master-page style:name="Титул_20_английский" style:display-name="Титул английский" style:page-layout-name="Mpm6" style:next-style-name="В_20_номере">
      <style:header>
        <text:p text:style-name="MP2">ISSN 2072-0726</text:p>
      </style:header>
      <style:footer>
        <text:user-field-decls>
          <text:user-field-decl office:value-type="string" office:string-value="2019" text:name="year"/>
        </text:user-field-decls>
        <text:p text:style-name="MP3">© Institute of Philosophy, Russian Academy of Sciences, <text:user-field-get text:name="year">2019</text:user-field-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number-columns-repeated="3"/>
          <table:table-row>
            <table:table-cell table:style-name="Таблица3.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2</text:user-field-get></text:span><text:span text:style-name="MT6">. № </text:span><text:span text:style-name="MT6"><text:user-field-get text:name="number">1</text:user-field-get></text:span></text:p>
            </table:table-cell>
            <table:table-cell table:style-name="Таблица3.A1" office:value-type="string">
              <text:p text:style-name="MP6">В НОМЕРЕ</text:p>
            </table:table-cell>
            <table:table-cell table:style-name="Таблица3.A1" office:value-type="string">
              <text:p text:style-name="MP7">The Philosophy Journal</text:p>
              <text:p text:style-name="MP7"><text:user-field-get text:name="year">2019</text:user-field-get>, <text:span text:style-name="MT8">V</text:span>ol. <text:user-field-get text:name="volume">2</text:user-field-get>, <text:span text:style-name="MT8">N</text:span>o. <text:user-field-get text:name="number">1</text:user-field-get></text:p>
            </table:table-cell>
          </table:table-row>
        </table:table>
        <text:p text:style-name="MP8"/>
      </style:header>
    </style:master-page>
    <style:master-page style:name="Table_20_of_20_contents" style:display-name="Table of contents" style:page-layout-name="Mpm8">
      <style:header>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2</text:user-field-get></text:span><text:span text:style-name="MT6">. № </text:span><text:span text:style-name="MT6"><text:user-field-get text:name="number">1</text:user-field-get></text:span></text:p>
            </table:table-cell>
            <table:table-cell table:style-name="Таблица4.A1" office:value-type="string">
              <text:p text:style-name="MP9">TABLE OF CONTENTS</text:p>
            </table:table-cell>
            <table:table-cell table:style-name="Таблица4.A1" office:value-type="string">
              <text:p text:style-name="MP7">The Philosophy Journal</text:p>
              <text:p text:style-name="MP7"><text:user-field-get text:name="year">2019</text:user-field-get>, <text:span text:style-name="MT8">V</text:span>ol. <text:user-field-get text:name="volume">2</text:user-field-get>, <text:span text:style-name="MT8">N</text:span>o. <text:user-field-get text:name="number">1</text:user-field-get></text:p>
            </table:table-cell>
          </table:table-row>
        </table:table>
        <text:p text:style-name="MP8"/>
      </style:header>
    </style:master-page>
    <style:master-page style:name="Выпускная_20_страница" style:display-name="Выпускная страница" style:page-layout-name="Mpm9"/>
    <style:master-page style:name="Footnote" style:hidden="true" style:page-layout-name="Mpm10"/>
    <style:master-page style:name="Правая_20_страница_20_статьи" style:display-name="Правая страница статьи" style:page-layout-name="Mpm11" style:next-style-name="Левая_20_страница_20_статьи">
      <style:header>
        <table:table table:name="Таблица24" table:style-name="Таблица24">
          <table:table-column table:style-name="Таблица24.A"/>
          <table:table-column table:style-name="Таблица24.B"/>
          <table:table-row>
            <table:table-cell table:style-name="Таблица24.A1" office:value-type="string">
              <text:p text:style-name="MP10"/>
            </table:table-cell>
            <table:table-cell table:style-name="Таблица24.A1" office:value-type="string">
              <text:p text:style-name="MP11"><text:page-number text:select-page="current">0</text:page-number></text:p>
            </table:table-cell>
          </table:table-row>
        </table:table>
      </style:header>
    </style:master-page>
    <style:master-page style:name="Левая_20_страница_20_статьи" style:display-name="Левая страница статьи" style:page-layout-name="Mpm12" style:next-style-name="Правая_20_страница_20_статьи">
      <style:header>
        <table:table table:name="Таблица25" table:style-name="Таблица25">
          <table:table-column table:style-name="Таблица25.A"/>
          <table:table-column table:style-name="Таблица25.B"/>
          <table:table-row>
            <table:table-cell table:style-name="Таблица25.A1" office:value-type="string">
              <text:p text:style-name="MP12"><text:page-number text:select-page="current">0</text:page-number></text:p>
            </table:table-cell>
            <table:table-cell table:style-name="Таблица25.A1" office:value-type="string">
              <text:p text:style-name="MP13"/>
            </table:table-cell>
          </table:table-row>
        </table:table>
      </style:header>
    </style:master-page>
    <style:master-page style:name="Первая_20_страница_20_статьи" style:display-name="Первая страница статьи" style:page-layout-name="Mpm13" style:next-style-name="Левая_20_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4">Философский журнал</text:p>
              <text:p text:style-name="MP15"><text:user-field-get text:name="year">2019</text:user-field-get>. Т. <text:user-field-get text:name="volume">2</text:user-field-get>. <text:span text:style-name="MT9">№</text:span> <text:user-field-get text:name="number">1</text:user-field-get>. С. <text:page-number text:select-page="current">5</text:page-number>–</text:p>
              <text:p text:style-name="MP14"/>
            </table:table-cell>
            <table:table-cell table:style-name="Таблица5.A1" office:value-type="string">
              <text:p text:style-name="MP16">The Philosophy Journal</text:p>
              <text:p text:style-name="MP17"><text:user-field-get text:name="year">2019</text:user-field-get>, <text:span text:style-name="MT9">V</text:span>ol. <text:user-field-get text:name="volume">2</text:user-field-get>, <text:span text:style-name="MT9">N</text:span>o. <text:user-field-get text:name="number">1</text:user-field-get>, pp. <text:page-number text:select-page="current">5</text:page-number>–</text:p>
              <text:p text:style-name="MP17">DOI 10.21146/2072-0726-<text:user-field-get text:name="year">2019</text:user-field-get>-<text:user-field-get text:name="volume">2</text:user-field-get>-<text:user-field-get text:name="number">1</text:user-field-get>-<text:page-number text:select-page="current">5</text:page-number>-</text:p>
            </table:table-cell>
          </table:table-row>
        </table:table>
      </style:header>
      <style:footer>
        <text:p text:style-name="MP18"/>
      </style:footer>
    </style:master-page>
    <style:master-page style:name="Index" style:hidden="true" style:page-layout-name="Mpm14"/>
    <style:master-page style:name="Титул_20_русский" style:display-name="Титул русский" style:page-layout-name="Mpm15" style:next-style-name="Титул_20_английский">
      <style:header>
        <text:p text:style-name="Первая_20_страница">ISSN 2072-0726</text:p>
      </style:header>
      <style:footer>
        <text:user-field-decls>
          <text:user-field-decl office:value-type="string" office:string-value="2019" text:name="year"/>
        </text:user-field-decls>
        <text:p text:style-name="MP1">© Институт философии РАН, <text:user-field-get text:name="year">2019</text:user-field-get></text:p>
      </style:footer>
    </style:master-page>
    <style:master-page style:name="Envelope" style:hidden="true" style:page-layout-name="Mpm16"/>
    <style:master-page style:name="HTML" style:hidden="true" style:page-layout-name="Mpm1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4:09.585400916</meta:creation-date>
    <meta:generator>LibreOffice/6.1.4.2$Linux_X86_64 LibreOffice_project/9d0f32d1f0b509096fd65e0d4bec26ddd1938fd3</meta:generator>
    <meta:editing-duration>P0D</meta:editing-duration>
    <meta:editing-cycles>1</meta:editing-cycles>
    <meta:document-statistic meta:table-count="9" meta:image-count="0" meta:object-count="0" meta:page-count="9" meta:paragraph-count="137" meta:word-count="1458" meta:character-count="11052" meta:non-whitespace-character-count="9736"/>
    <meta:template xlink:type="simple" xlink:actuate="onRequest" xlink:title="ФЖ" xlink:href="../ФЖ.ott" meta:date="2019-03-12T12:34:08.396712823"/>
  </office:meta>
</office:document-meta>
</file>